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3cm" draw:marker-end-width="0.3cm" draw:fill-color="#ff808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-color="#9999ff" draw:textarea-horizontal-align="center" draw:textarea-vertical-align="middle"/>
    </style:style>
    <style:style style:name="gr3" style:family="graphic" style:parent-style-name="standard">
      <style:graphic-properties draw:stroke="none" svg:stroke-color="#ff3333" draw:fill-color="#ffff66" draw:textarea-horizontal-align="center" draw:textarea-vertical-align="middle"/>
    </style:style>
    <style:style style:name="gr4" style:family="graphic" style:parent-style-name="standard">
      <style:graphic-properties draw:stroke="none" draw:fill-color="#ff9966" draw:textarea-horizontal-align="center" draw:textarea-vertical-align="middle"/>
    </style:style>
    <style:style style:name="gr5" style:family="graphic" style:parent-style-name="standard">
      <style:graphic-properties draw:stroke="none" draw:fill-color="#94bd5e" draw:textarea-horizontal-align="center" draw:textarea-vertical-align="middle"/>
    </style:style>
    <style:style style:name="gr6" style:family="graphic" style:parent-style-name="standard">
      <style:graphic-properties draw:stroke="none" draw:textarea-horizontal-align="center" draw:textarea-vertical-align="middle"/>
    </style:style>
    <style:style style:name="gr7" style:family="graphic" style:parent-style-name="standard">
      <style:graphic-properties draw:stroke="none" draw:fill-color="#ff8080" draw:textarea-horizontal-align="center" draw:textarea-vertical-align="middle"/>
    </style:style>
    <style:style style:name="gr8" style:family="graphic" style:parent-style-name="standard">
      <style:graphic-properties draw:stroke="solid" svg:stroke-color="#000000" draw:fill="none" draw:fill-color="#ffffff" fo:min-height="4.75cm"/>
    </style:style>
    <style:style style:name="gr9" style:family="graphic" style:parent-style-name="standard">
      <style:graphic-properties draw:stroke="solid" svg:stroke-color="#000000" draw:fill="none" draw:fill-color="#ffffff" fo:min-height="4.884cm"/>
    </style:style>
    <style:style style:name="gr10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15cm" draw:marker-end="Arrow" draw:marker-end-width="0.1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1.25cm"/>
    </style:style>
    <style:style style:name="gr16" style:family="graphic" style:parent-style-name="standard">
      <style:graphic-properties draw:stroke="solid" svg:stroke-color="#000000" draw:fill="none" draw:fill-color="#ffffff" fo:min-height="2.75cm"/>
    </style:style>
    <style:style style:name="gr17" style:family="graphic" style:parent-style-name="standard">
      <style:graphic-properties draw:stroke="solid" svg:stroke-color="#ff0000" draw:fill="none" draw:fill-color="#ffffff" fo:min-height="4.75cm"/>
    </style:style>
    <style:style style:name="gr18" style:family="graphic" style:parent-style-name="standard">
      <style:graphic-properties draw:stroke="solid" svg:stroke-color="#ff0000" draw:fill="none" draw:fill-color="#ffffff" fo:min-height="4.884cm"/>
    </style:style>
    <style:style style:name="gr19" style:family="graphic" style:parent-style-name="standard">
      <style:graphic-properties draw:stroke="solid" svg:stroke-color="#ff3333" draw:fill="none" draw:fill-color="#ffffff" fo:min-height="4.75cm"/>
    </style:style>
    <style:style style:name="gr20" style:family="graphic" style:parent-style-name="standard">
      <style:graphic-properties draw:stroke="solid" svg:stroke-color="#ff0000" draw:fill="none" draw:fill-color="#ffffff" fo:min-height="2.75cm"/>
    </style:style>
    <style:style style:name="gr21" style:family="graphic" style:parent-style-name="standard">
      <style:graphic-properties draw:stroke="dash" draw:stroke-dash="Fine_20_Dashed" svg:stroke-color="#000000" draw:fill="none" draw:fill-color="#ffffff" fo:min-height="4.7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ff0000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ff3333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0000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8cm" svg:height="40cm" svg:x="1cm" svg:y="71cm">
          <text:p/>
        </draw:rect>
        <draw:rect draw:style-name="gr2" draw:text-style-name="P1" draw:layer="layout" svg:width="118cm" svg:height="70cm" svg:x="1cm" svg:y="1cm">
          <text:p/>
        </draw:rect>
        <draw:rect draw:style-name="gr3" draw:text-style-name="P1" draw:layer="layout" svg:width="82.5cm" svg:height="30cm" svg:x="34.5cm" svg:y="41cm">
          <text:p/>
        </draw:rect>
        <draw:rect draw:style-name="gr4" draw:text-style-name="P1" draw:layer="layout" svg:width="118cm" svg:height="88cm" svg:x="1cm" svg:y="111cm">
          <text:p/>
        </draw:rect>
        <draw:rect draw:style-name="gr5" draw:text-style-name="P1" draw:layer="layout" svg:width="82.5cm" svg:height="20cm" svg:x="30cm" svg:y="131cm">
          <text:p/>
        </draw:rect>
        <draw:rect draw:style-name="gr6" draw:text-style-name="P1" draw:layer="layout" svg:width="94.5cm" svg:height="20cm" svg:x="24.5cm" svg:y="111cm">
          <text:p/>
        </draw:rect>
        <draw:rect draw:style-name="gr7" draw:text-style-name="P1" draw:layer="layout" svg:width="36cm" svg:height="50cm" svg:x="24.5cm" svg:y="61cm">
          <text:p/>
        </draw:rect>
        <draw:frame draw:style-name="gr8" draw:text-style-name="P2" xml:id="id18" draw:id="id18" draw:layer="layout" svg:width="5cm" svg:height="5cm" svg:x="1cm" svg:y="91cm">
          <draw:text-box>
            <text:p><text:span text:style-name="T1">Starting (0)</text:span></text:p>
            <text:p><text:span text:style-name="T2">Mk1 Pod</text:span></text:p>
            <text:p><text:span text:style-name="T2">Communotron 16</text:span></text:p>
            <text:p><text:span text:style-name="T2">RT-10</text:span></text:p>
            <text:p><text:span text:style-name="T2">Mk16 Chute</text:span></text:p>
            <text:p><text:span text:style-name="T3">ER: EngineerChip</text:span></text:p>
          </draw:text-box>
        </draw:frame>
        <draw:frame draw:style-name="gr9" draw:text-style-name="P2" xml:id="id23" draw:id="id23" draw:layer="layout" svg:width="5cm" svg:height="5.134cm" svg:x="13cm" svg:y="90.866cm">
          <draw:text-box>
            <text:p><text:span text:style-name="T1">Basic Rocketry (15)</text:span></text:p>
            <text:p><text:span text:style-name="T2">LV-T30</text:span></text:p>
            <text:p><text:span text:style-name="T2">FL-T200</text:span></text:p>
            <text:p><text:span text:style-name="T2">TR-18 Decoupler</text:span></text:p>
            <text:p><text:span text:style-name="T3">ICS: Radial O2 Tank</text:span></text:p>
            <text:p><text:span text:style-name="T2"/></text:p>
          </draw:text-box>
        </draw:frame>
        <draw:frame draw:style-name="gr8" draw:text-style-name="P2" xml:id="id1" draw:id="id1" draw:layer="layout" svg:width="5cm" svg:height="5cm" svg:x="43cm" svg:y="71cm">
          <draw:text-box>
            <text:p><text:span text:style-name="T1">Probe Rocketry (90)</text:span></text:p>
            <text:p><text:span text:style-name="T2">44-77</text:span></text:p>
            <text:p><text:span text:style-name="T2">Oscar-B</text:span></text:p>
            <text:p><text:span text:style-name="T2">Toroidal</text:span></text:p>
            <text:p><text:span text:style-name="T2">TR-2V Decoupler</text:span></text:p>
            <text:p><text:span text:style-name="T3">PF: pf_tech_fairing05m</text:span></text:p>
          </draw:text-box>
        </draw:frame>
        <draw:frame draw:style-name="gr8" draw:text-style-name="P2" xml:id="id2" draw:id="id2" draw:layer="layout" svg:width="5cm" svg:height="5cm" svg:x="55cm" svg:y="71cm">
          <draw:text-box>
            <text:p><text:span text:style-name="T1">Adv. Probe Rock (180)</text:span></text:p>
            <text:p><text:span text:style-name="T2">48-7S</text:span></text:p>
            <text:p><text:span text:style-name="T2">FL-R10 RCS Tank</text:span></text:p>
            <text:p><text:span text:style-name="T2">TR-2C Separator</text:span></text:p>
            <text:p><text:span text:style-name="T2"/></text:p>
          </draw:text-box>
        </draw:frame>
        <draw:frame draw:style-name="gr8" draw:text-style-name="P2" xml:id="id55" draw:id="id55" draw:layer="layout" svg:width="5cm" svg:height="5cm" svg:x="37cm" svg:y="86cm">
          <draw:text-box>
            <text:p><text:span text:style-name="T1">Vacuum Rocketry (60)</text:span></text:p>
            <text:p><text:span text:style-name="T2">LV-909</text:span></text:p>
            <text:p><text:span text:style-name="T2">O-10</text:span></text:p>
          </draw:text-box>
        </draw:frame>
        <draw:frame draw:style-name="gr8" draw:text-style-name="P2" xml:id="id4" draw:id="id4" draw:layer="layout" svg:width="5cm" svg:height="5cm" svg:x="43cm" svg:y="96cm">
          <draw:text-box>
            <text:p><text:span text:style-name="T1">Heavy Rocketry (90)</text:span></text:p>
            <text:p><text:span text:style-name="T2">Skipper</text:span></text:p>
            <text:p><text:span text:style-name="T2">X200-16</text:span></text:p>
            <text:p><text:span text:style-name="T2">MassiveBooster</text:span></text:p>
            <text:p><text:span text:style-name="T2">Rockomax Decoupler</text:span></text:p>
            <text:p><text:span text:style-name="T2">Rockomax Adapt</text:span></text:p>
            <text:p><text:span text:style-name="T2">Rocket Nose Mk7</text:span></text:p>
            <text:p><text:span text:style-name="T3">PF: fairing 3m upgrade</text:span></text:p>
          </draw:text-box>
        </draw:frame>
        <draw:frame draw:style-name="gr8" draw:text-style-name="P2" xml:id="id57" draw:id="id57" draw:layer="layout" svg:width="5cm" svg:height="5cm" svg:x="61cm" svg:y="96cm">
          <draw:text-box>
            <text:p><text:span text:style-name="T1">Heavier Rocket (240)</text:span></text:p>
            <text:p><text:span text:style-name="T2">Mainsail</text:span></text:p>
            <text:p><text:span text:style-name="T2">Size2LFB</text:span></text:p>
            <text:p><text:span text:style-name="T2">X200-32</text:span></text:p>
            <text:p><text:span text:style-name="T2">TR-XL Stack Sep.</text:span></text:p>
          </draw:text-box>
        </draw:frame>
        <draw:frame draw:style-name="gr8" draw:text-style-name="P2" xml:id="id53" draw:id="id53" draw:layer="layout" svg:width="5cm" svg:height="5cm" svg:x="55cm" svg:y="91cm">
          <draw:text-box>
            <text:p><text:span text:style-name="T1">Hvy. Vac. Rocket (180)</text:span></text:p>
            <text:p><text:span text:style-name="T2">LV-909</text:span></text:p>
          </draw:text-box>
        </draw:frame>
        <draw:frame draw:style-name="gr8" draw:text-style-name="P2" xml:id="id3" draw:id="id3" draw:layer="layout" svg:width="5cm" svg:height="5cm" svg:x="49cm" svg:y="76cm">
          <draw:text-box>
            <text:p><text:span text:style-name="T1">Miniature Rock. (120)</text:span></text:p>
            <text:p><text:span text:style-name="T2">LV-1</text:span></text:p>
            <text:p><text:span text:style-name="T2">LV-1R</text:span></text:p>
          </draw:text-box>
        </draw:frame>
        <draw:frame draw:style-name="gr8" draw:text-style-name="P2" xml:id="id72" draw:id="id72" draw:layer="layout" svg:width="5cm" svg:height="5cm" svg:x="73cm" svg:y="56cm">
          <draw:text-box>
            <text:p><text:span text:style-name="T1">Ion Propulsion (480)</text:span></text:p>
            <text:p><text:span text:style-name="T2">PB-ION Ion Engine</text:span></text:p>
            <text:p><text:span text:style-name="T2">PB-X50R Xenon Can.</text:span></text:p>
            <text:p><text:span text:style-name="T2">PB-X150 Xenon Can.</text:span></text:p>
            <text:p><text:span text:style-name="T2"/></text:p>
          </draw:text-box>
        </draw:frame>
        <draw:frame draw:style-name="gr8" draw:text-style-name="P2" xml:id="id22" draw:id="id22" draw:layer="layout" svg:width="5cm" svg:height="5cm" svg:x="73cm" svg:y="86cm">
          <draw:text-box>
            <text:p><text:span text:style-name="T1">Nuclear Engines (480)</text:span></text:p>
            <text:p><text:span text:style-name="T2">LV-N</text:span></text:p>
            <text:p><text:span text:style-name="T2"/></text:p>
            <text:p><text:span text:style-name="T2"/></text:p>
          </draw:text-box>
        </draw:frame>
        <draw:frame draw:style-name="gr8" draw:text-style-name="P2" xml:id="id56" draw:id="id56" draw:layer="layout" svg:width="5cm" svg:height="5cm" svg:x="37cm" svg:y="106cm">
          <draw:text-box>
            <text:p><text:span text:style-name="T1">Tank Tech (60)</text:span></text:p>
            <text:p><text:span text:style-name="T2">FL-T800</text:span></text:p>
            <text:p><text:span text:style-name="T2">FL-T100</text:span></text:p>
            <text:p><text:span text:style-name="T2">FL-R25 RCS Tank</text:span></text:p>
            <text:p><text:span text:style-name="T3">ICS: O2 Tank</text:span></text:p>
            <text:p><text:span text:style-name="T2"/></text:p>
          </draw:text-box>
        </draw:frame>
        <draw:frame draw:style-name="gr8" draw:text-style-name="P2" xml:id="id5" draw:id="id5" draw:layer="layout" svg:width="5cm" svg:height="5cm" svg:x="61cm" svg:y="101cm">
          <draw:text-box>
            <text:p><text:span text:style-name="T1">Hvy. Tank Tech (240)</text:span></text:p>
            <text:p><text:span text:style-name="T2">Jumbo-64</text:span></text:p>
            <text:p><text:span text:style-name="T2">X200-8</text:span></text:p>
            <text:p><text:span text:style-name="T2">FL-R1 RCS Fuel</text:span></text:p>
            <text:p><text:span text:style-name="T3">ICS: Large O2 Tank</text:span></text:p>
          </draw:text-box>
        </draw:frame>
        <draw:connector draw:style-name="gr10" draw:text-style-name="P1" draw:layer="layout" draw:type="lines" svg:x1="48cm" svg:y1="73.5cm" svg:x2="55cm" svg:y2="73.5cm" draw:start-shape="id1" draw:start-glue-point="1" draw:end-shape="id2" draw:end-glue-point="3" svg:d="m48000 73500h501 5998 501" svg:viewBox="0 0 7001 1">
          <text:p/>
        </draw:connector>
        <draw:connector draw:style-name="gr10" draw:text-style-name="P1" draw:layer="layout" draw:type="lines" svg:x1="45.5cm" svg:y1="76cm" svg:x2="49cm" svg:y2="78.5cm" draw:start-shape="id1" draw:start-glue-point="2" draw:end-shape="id3" svg:d="m45500 76000v501l2999 1999h501" svg:viewBox="0 0 3501 2501">
          <text:p/>
        </draw:connector>
        <draw:connector draw:style-name="gr11" draw:text-style-name="P1" draw:layer="layout" draw:type="lines" svg:x1="48cm" svg:y1="98.5cm" svg:x2="61cm" svg:y2="103.5cm" draw:start-shape="id4" draw:start-glue-point="1" draw:end-shape="id5" draw:end-glue-point="3" svg:d="m48000 98500h501l11998 5000h501" svg:viewBox="0 0 13001 5001">
          <text:p/>
        </draw:connector>
        <draw:frame draw:style-name="gr8" draw:text-style-name="P2" xml:id="id6" draw:id="id6" draw:layer="layout" svg:width="5cm" svg:height="5cm" svg:x="37cm" svg:y="136cm">
          <draw:text-box>
            <text:p><text:span text:style-name="T1">Control (60)</text:span></text:p>
            <text:p><text:span text:style-name="T2">AV-R8 Winglet</text:span></text:p>
            <text:p><text:span text:style-name="T2">7 Linear RCS Port</text:span></text:p>
            <text:p><text:span text:style-name="T2">Stratus-V Roundified</text:span></text:p>
            <text:p><text:span text:style-name="T4">MJ: AR202</text:span></text:p>
          </draw:text-box>
        </draw:frame>
        <draw:frame draw:style-name="gr8" draw:text-style-name="P2" xml:id="id7" draw:id="id7" draw:layer="layout" svg:width="5cm" svg:height="5cm" svg:x="49cm" svg:y="141cm">
          <draw:text-box>
            <text:p><text:span text:style-name="T1">Adv RCS (120)</text:span></text:p>
            <text:p><text:span text:style-name="T2">RV-105 RCS Thruster</text:span></text:p>
            <text:p><text:span text:style-name="T2">Stratus-V Cylindrified</text:span></text:p>
            <text:p><text:span text:style-name="T2">Vernier Engine</text:span></text:p>
          </draw:text-box>
        </draw:frame>
        <draw:frame draw:style-name="gr8" draw:text-style-name="P2" xml:id="id8" draw:id="id8" draw:layer="layout" svg:width="5cm" svg:height="5cm" svg:x="49cm" svg:y="136cm">
          <draw:text-box>
            <text:p><text:span text:style-name="T1">Reaction Wheel (120)</text:span></text:p>
            <text:p><text:span text:style-name="T2">Inline Reaction Wheel</text:span></text:p>
            <text:p><text:span text:style-name="T2">Inline Adv Stabilizer</text:span></text:p>
            <text:p><text:span text:style-name="T2"/></text:p>
          </draw:text-box>
        </draw:frame>
        <draw:connector draw:style-name="gr10" draw:text-style-name="P1" draw:layer="layout" draw:type="lines" svg:x1="42cm" svg:y1="138.5cm" svg:x2="49cm" svg:y2="143.5cm" draw:start-shape="id6" draw:start-glue-point="1" draw:end-shape="id7" draw:end-glue-point="3" svg:d="m42000 138500h501l5998 5000h501" svg:viewBox="0 0 7001 5001">
          <text:p/>
        </draw:connector>
        <draw:connector draw:style-name="gr10" draw:text-style-name="P1" draw:layer="layout" draw:type="lines" svg:x1="42cm" svg:y1="138.5cm" svg:x2="49cm" svg:y2="138.5cm" draw:start-shape="id6" draw:start-glue-point="1" draw:end-shape="id8" draw:end-glue-point="3" svg:d="m42000 138500h501 5998 501" svg:viewBox="0 0 7001 1">
          <text:p/>
        </draw:connector>
        <draw:frame draw:style-name="gr8" draw:text-style-name="P2" xml:id="id10" draw:id="id10" draw:layer="layout" svg:width="5cm" svg:height="5cm" svg:x="20cm" svg:y="51cm">
          <draw:text-box>
            <text:p><text:span text:style-name="T1">General Constrct. (25)</text:span></text:p>
            <text:p><text:span text:style-name="T2">TT18-A Launch Stab.</text:span></text:p>
            <text:p><text:span text:style-name="T2">Z-100 Battery</text:span></text:p>
            <text:p><text:span text:style-name="T2">TT-38K Radial Decoup.</text:span></text:p>
            <text:p><text:span text:style-name="T2">Modular Girder</text:span></text:p>
            <text:p><text:span text:style-name="T2">Small Hardpoint</text:span></text:p>
            <text:p><text:span text:style-name="T2">Mystery Goo</text:span></text:p>
          </draw:text-box>
        </draw:frame>
        <draw:frame draw:style-name="gr8" draw:text-style-name="P2" xml:id="id11" draw:id="id11" draw:layer="layout" svg:width="5cm" svg:height="5cm" svg:x="25cm" svg:y="61cm">
          <draw:text-box>
            <text:p><text:span text:style-name="T1">Separation (30)</text:span></text:p>
            <text:p><text:span text:style-name="T2">Hydraulic Detachment</text:span></text:p>
            <text:p><text:span text:style-name="T2">TT-70 Radial Decouple</text:span></text:p>
            <text:p><text:span text:style-name="T2">Structural Pylon</text:span></text:p>
            <text:p><text:span text:style-name="T2">Sepratron</text:span></text:p>
            <text:p><text:span text:style-name="T3">PF: Fairing Pieces</text:span></text:p>
            <text:p><text:span text:style-name="T3">PF: Base</text:span></text:p>
            <text:p><text:span text:style-name="T3">PF: Base Ring</text:span></text:p>
            <text:p><text:span text:style-name="T3">PF: Interstage</text:span></text:p>
          </draw:text-box>
        </draw:frame>
        <draw:frame draw:style-name="gr8" draw:text-style-name="P2" xml:id="id12" draw:id="id12" draw:layer="layout" svg:width="5cm" svg:height="5.004cm" svg:x="37cm" svg:y="121cm">
          <draw:text-box>
            <text:p><text:span text:style-name="T1">Aerodynamics (60)</text:span></text:p>
            <text:p><text:span text:style-name="T2">Mk1 Cockpit</text:span></text:p>
            <text:p><text:span text:style-name="T2">Mk2 Cockpit</text:span></text:p>
            <text:p><text:span text:style-name="T2">Delta-Deluxe Winglet</text:span></text:p>
            <text:p><text:span text:style-name="T2">Std. Control Surface</text:span></text:p>
            <text:p><text:span text:style-name="T2">Small Control Surface</text:span></text:p>
            <text:p><text:span text:style-name="T2">Swept Wing</text:span></text:p>
            <text:p><text:span text:style-name="T2">Tail Connector</text:span></text:p>
            <text:p><text:span text:style-name="T2">AV-T1 Winglet</text:span></text:p>
            <text:p><text:span text:style-name="T4">SP: elevon 1-5</text:span></text:p>
          </draw:text-box>
        </draw:frame>
        <draw:frame draw:style-name="gr8" draw:text-style-name="P2" xml:id="id9" draw:id="id9" draw:layer="layout" svg:width="5cm" svg:height="5cm" svg:x="25cm" svg:y="126cm">
          <draw:text-box>
            <text:p><text:span text:style-name="T1">Stability (30)</text:span></text:p>
            <text:p><text:span text:style-name="T2">Tail Fin</text:span></text:p>
            <text:p><text:span text:style-name="T2">Aerodynamic Nose</text:span></text:p>
          </draw:text-box>
        </draw:frame>
        <draw:connector draw:style-name="gr10" draw:text-style-name="P1" draw:layer="layout" draw:type="lines" svg:x1="30cm" svg:y1="128.5cm" svg:x2="37cm" svg:y2="138.5cm" draw:start-shape="id9" draw:start-glue-point="1" draw:end-shape="id6" draw:end-glue-point="3" svg:d="m30000 128500h501l5998 10000h501" svg:viewBox="0 0 7001 10001">
          <text:p/>
        </draw:connector>
        <draw:connector draw:style-name="gr11" draw:text-style-name="P1" draw:layer="layout" draw:type="lines" svg:x1="25cm" svg:y1="53.5cm" svg:x2="27.5cm" svg:y2="61cm" draw:start-shape="id10" draw:start-glue-point="1" draw:end-shape="id11" draw:end-glue-point="0" svg:d="m25000 53500h501l1999 6999v501" svg:viewBox="0 0 2501 7501">
          <text:p/>
        </draw:connector>
        <draw:frame draw:style-name="gr8" draw:text-style-name="P2" xml:id="id21" draw:id="id21" draw:layer="layout" svg:width="5cm" svg:height="5cm" svg:x="61cm" svg:y="81cm">
          <draw:text-box>
            <text:p><text:span text:style-name="T1">Adv. Rockety (240)</text:span></text:p>
            <text:p><text:span text:style-name="T2">TR-18D Stack Sep.</text:span></text:p>
            <text:p><text:span text:style-name="T2">Aerospike</text:span></text:p>
            <text:p><text:span text:style-name="T2"/></text:p>
          </draw:text-box>
        </draw:frame>
        <draw:frame draw:style-name="gr8" draw:text-style-name="P2" xml:id="id17" draw:id="id17" draw:layer="layout" svg:width="5cm" svg:height="5cm" svg:x="25cm" svg:y="111cm">
          <draw:text-box>
            <text:p><text:span text:style-name="T1">Jet (30)</text:span></text:p>
            <text:p><text:span text:style-name="T2">Radial Air Intake</text:span></text:p>
            <text:p><text:span text:style-name="T2">Mk1 Fuselage</text:span></text:p>
            <text:p><text:span text:style-name="T2">Basic Jet Engine</text:span></text:p>
            <text:p><text:span text:style-name="T4">SP: radial intake long</text:span></text:p>
          </draw:text-box>
        </draw:frame>
        <draw:frame draw:style-name="gr8" draw:text-style-name="P2" xml:id="id15" draw:id="id15" draw:layer="layout" svg:width="5cm" svg:height="5.004cm" svg:x="61cm" svg:y="116cm">
          <draw:text-box>
            <text:p><text:span text:style-name="T1">Supersonic Flt (240)</text:span></text:p>
            <text:p><text:span text:style-name="T2">Delta Wing</text:span></text:p>
            <text:p><text:span text:style-name="T2">Circular Intake</text:span></text:p>
            <text:p><text:span text:style-name="T2">TurboJet</text:span></text:p>
            <text:p><text:span text:style-name="T2">Engine Nacelle</text:span></text:p>
            <text:p><text:span text:style-name="T2">Radial Engine Body</text:span></text:p>
            <text:p><text:span text:style-name="T2">Standard Canard</text:span></text:p>
            <text:p><text:span text:style-name="T4">SP: mk2 to mk1 long</text:span></text:p>
            <text:p><text:span text:style-name="T4">SP: mk2 bi adapt</text:span></text:p>
            <text:p><text:span text:style-name="T4">SP: fuselage long</text:span></text:p>
          </draw:text-box>
        </draw:frame>
        <draw:frame draw:style-name="gr8" draw:text-style-name="P2" xml:id="id16" draw:id="id16" draw:layer="layout" svg:width="5cm" svg:height="5cm" svg:x="73cm" svg:y="116cm">
          <draw:text-box>
            <text:p><text:span text:style-name="T1">Hypersonic Flt (480)</text:span></text:p>
            <text:p><text:span text:style-name="T2">Ram Air Intake</text:span></text:p>
            <text:p><text:span text:style-name="T2">R.A.P.I.E.R Engine</text:span></text:p>
            <text:p><text:span text:style-name="T2">Adv. Canard</text:span></text:p>
            <text:p><text:span text:style-name="T4">SP: shock intake</text:span></text:p>
            <text:p><text:span text:style-name="T4">SP: Wing Strake</text:span></text:p>
          </draw:text-box>
        </draw:frame>
        <draw:frame draw:style-name="gr8" draw:text-style-name="P2" xml:id="id13" draw:id="id13" draw:layer="layout" svg:width="5cm" svg:height="5.004cm" svg:x="49cm" svg:y="126cm">
          <draw:text-box>
            <text:p><text:span text:style-name="T1">Adv. Aero (120)</text:span></text:p>
            <text:p><text:span text:style-name="T2">Mk2 Fuselage</text:span></text:p>
            <text:p><text:span text:style-name="T2">Structural Wing</text:span></text:p>
            <text:p><text:span text:style-name="T2">Wing Connector</text:span></text:p>
            <text:p><text:span text:style-name="T2">Standard NC</text:span></text:p>
            <text:p><text:span text:style-name="T2">NCS Adapter</text:span></text:p>
            <text:p><text:span text:style-name="T5">Mk2 to Mk1 adapt</text:span></text:p>
            <text:p><text:span text:style-name="T4">SP: mk2 to mk1 adapt</text:span></text:p>
            <text:p><text:span text:style-name="T4">SP: mk2 cockpit</text:span></text:p>
            <text:p><text:span text:style-name="T4">SP: mk2 inline cockpit</text:span></text:p>
          </draw:text-box>
        </draw:frame>
        <draw:frame draw:style-name="gr8" draw:text-style-name="P2" xml:id="id14" draw:id="id14" draw:layer="layout" svg:width="5cm" svg:height="5cm" svg:x="73cm" svg:y="126cm">
          <draw:text-box>
            <text:p><text:span text:style-name="T1">Heavy Aero (480)</text:span></text:p>
            <text:p><text:span text:style-name="T2">Mk3 Cockpit</text:span></text:p>
            <text:p><text:span text:style-name="T2">Mk3 Fuselage</text:span></text:p>
            <text:p><text:span text:style-name="T2">Mk3 to Mk2</text:span></text:p>
            <text:p><text:span text:style-name="T4">SP: mk2 cargo L</text:span></text:p>
            <text:p><text:span text:style-name="T4">SP: wing connect A</text:span></text:p>
            <text:p><text:span text:style-name="T4">SP: delta wing</text:span></text:p>
          </draw:text-box>
        </draw:frame>
        <draw:connector draw:style-name="gr10" draw:text-style-name="P1" draw:layer="layout" draw:type="lines" svg:x1="42cm" svg:y1="123.502cm" svg:x2="49cm" svg:y2="128.502cm" draw:start-shape="id12" draw:start-glue-point="1" draw:end-shape="id13" draw:end-glue-point="3" svg:d="m42000 123502h501l5998 5000h501" svg:viewBox="0 0 7001 5001">
          <text:p/>
        </draw:connector>
        <draw:connector draw:style-name="gr10" draw:text-style-name="P1" draw:layer="layout" draw:type="lines" svg:x1="54cm" svg:y1="128.502cm" svg:x2="73cm" svg:y2="128.5cm" draw:start-shape="id13" draw:start-glue-point="1" draw:end-shape="id14" draw:end-glue-point="3" svg:d="m54000 128502h501l17998-2h501" svg:viewBox="0 0 19001 3">
          <text:p/>
        </draw:connector>
        <draw:connector draw:style-name="gr10" draw:text-style-name="P1" draw:layer="layout" draw:type="lines" svg:x1="66cm" svg:y1="118.502cm" svg:x2="73cm" svg:y2="118.5cm" draw:start-shape="id15" draw:start-glue-point="1" draw:end-shape="id16" draw:end-glue-point="3" svg:d="m66000 118502h501l5998-2h501" svg:viewBox="0 0 7001 3">
          <text:p/>
        </draw:connector>
        <draw:connector draw:style-name="gr10" draw:text-style-name="P1" draw:layer="layout" draw:type="lines" svg:x1="66cm" svg:y1="118.502cm" svg:x2="73cm" svg:y2="128.5cm" draw:start-shape="id15" draw:start-glue-point="1" draw:end-shape="id14" draw:end-glue-point="3" svg:d="m66000 118502h501l5998 9998h501" svg:viewBox="0 0 7001 9999">
          <text:p/>
        </draw:connector>
        <draw:connector draw:style-name="gr10" draw:text-style-name="P1" draw:layer="layout" draw:type="lines" svg:x1="30cm" svg:y1="113.5cm" svg:x2="61cm" svg:y2="118.502cm" draw:start-shape="id17" draw:start-glue-point="1" draw:end-shape="id15" draw:end-glue-point="3" svg:d="m30000 113500h501l29998 5002h501" svg:viewBox="0 0 31001 5003">
          <text:p/>
        </draw:connector>
        <draw:connector draw:style-name="gr12" draw:text-style-name="P1" draw:layer="layout" draw:type="lines" svg:x1="42cm" svg:y1="123.502cm" svg:x2="61cm" svg:y2="118.502cm" draw:start-shape="id12" draw:start-glue-point="1" draw:end-shape="id15" draw:end-glue-point="3" svg:d="m42000 123502h501l17998-5000h501" svg:viewBox="0 0 19001 5001">
          <text:p/>
        </draw:connector>
        <draw:frame draw:style-name="gr8" draw:text-style-name="P2" xml:id="id19" draw:id="id19" draw:layer="layout" svg:width="5cm" svg:height="5cm" svg:x="13cm" svg:y="126cm">
          <draw:text-box>
            <text:p><text:span text:style-name="T1">Survivability (15)</text:span></text:p>
            <text:p><text:span text:style-name="T2">LT-1 Landing Strut</text:span></text:p>
            <text:p><text:span text:style-name="T2">Mk2-R Radial Chute</text:span></text:p>
          </draw:text-box>
        </draw:frame>
        <draw:connector draw:style-name="gr13" draw:text-style-name="P1" draw:layer="layout" draw:type="lines" svg:x1="6cm" svg:y1="93.5cm" svg:x2="13cm" svg:y2="128.5cm" draw:start-shape="id18" draw:start-glue-point="1" draw:end-shape="id19" draw:end-glue-point="3" svg:d="m6000 93500h501l5998 35000h501" svg:viewBox="0 0 7001 35001">
          <text:p/>
        </draw:connector>
        <draw:frame draw:style-name="gr8" draw:text-style-name="P2" xml:id="id20" draw:id="id20" draw:layer="layout" svg:width="5cm" svg:height="5cm" svg:x="37cm" svg:y="51cm">
          <draw:text-box>
            <text:p><text:span text:style-name="T1">Science (60)</text:span></text:p>
            <text:p><text:span text:style-name="T2">Stayputnik</text:span></text:p>
            <text:p><text:span text:style-name="T2">Z-200 Battery</text:span></text:p>
            <text:p><text:span text:style-name="T2">SC-9001 Science Jr.</text:span></text:p>
            <text:p><text:span text:style-name="T2">Comms DTS-M1</text:span></text:p>
            <text:p><text:span text:style-name="T4">SS: Plant Growth</text:span></text:p>
            <text:p><text:span text:style-name="T4">Scan: RADAR Altimetry</text:span></text:p>
            <text:p><text:span text:style-name="T4">Scan: Tracker</text:span></text:p>
          </draw:text-box>
        </draw:frame>
        <draw:connector draw:style-name="gr10" draw:text-style-name="P1" draw:layer="layout" draw:type="lines" svg:x1="25cm" svg:y1="53.5cm" svg:x2="37cm" svg:y2="53.5cm" draw:start-shape="id10" draw:start-glue-point="1" draw:end-shape="id20" draw:end-glue-point="3" svg:d="m25000 53500h501 10998 501" svg:viewBox="0 0 12001 1">
          <text:p/>
        </draw:connector>
        <draw:connector draw:style-name="gr10" draw:text-style-name="P1" draw:layer="layout" draw:type="lines" svg:x1="66cm" svg:y1="83.5cm" svg:x2="73cm" svg:y2="88.5cm" draw:start-shape="id21" draw:start-glue-point="1" draw:end-shape="id22" draw:end-glue-point="3" svg:d="m66000 83500h501l5998 5000h501" svg:viewBox="0 0 7001 5001">
          <text:p/>
        </draw:connector>
        <draw:connector draw:style-name="gr11" draw:text-style-name="P1" draw:layer="layout" draw:type="lines" svg:x1="18cm" svg:y1="128.5cm" svg:x2="25cm" svg:y2="128.5cm" draw:start-shape="id19" draw:start-glue-point="1" draw:end-shape="id9" draw:end-glue-point="3" svg:d="m18000 128500h501 5998 501" svg:viewBox="0 0 7001 1">
          <text:p/>
        </draw:connector>
        <draw:connector draw:style-name="gr11" draw:text-style-name="P1" draw:layer="layout" draw:type="lines" svg:x1="18cm" svg:y1="93.433cm" svg:x2="25cm" svg:y2="128.5cm" draw:start-shape="id23" draw:start-glue-point="1" draw:end-shape="id9" draw:end-glue-point="3" svg:d="m18000 93433h501l5998 35067h501" svg:viewBox="0 0 7001 35068">
          <text:p/>
        </draw:connector>
        <draw:frame draw:style-name="gr8" draw:text-style-name="P2" xml:id="id24" draw:id="id24" draw:layer="layout" svg:width="5cm" svg:height="5cm" svg:x="31cm" svg:y="146cm">
          <draw:text-box>
            <text:p><text:span text:style-name="T1">Landing (45)</text:span></text:p>
            <text:p><text:span text:style-name="T2">LT-5 Micro Landing</text:span></text:p>
            <text:p><text:span text:style-name="T2">Small Gear Bay</text:span></text:p>
          </draw:text-box>
        </draw:frame>
        <draw:connector draw:style-name="gr10" draw:text-style-name="P1" draw:layer="layout" draw:type="lines" svg:x1="30cm" svg:y1="128.5cm" svg:x2="37cm" svg:y2="123.502cm" draw:start-shape="id9" draw:start-glue-point="1" draw:end-shape="id12" draw:end-glue-point="3" svg:d="m30000 128500h501l5998-4998h501" svg:viewBox="0 0 7001 4999">
          <text:p/>
        </draw:connector>
        <draw:frame draw:style-name="gr8" draw:text-style-name="P2" xml:id="id28" draw:id="id28" draw:layer="layout" svg:width="5cm" svg:height="5cm" svg:x="43cm" svg:y="151cm">
          <draw:text-box>
            <text:p><text:span text:style-name="T1">Heavy Landing (90)</text:span></text:p>
            <text:p><text:span text:style-name="T2">LT-2 Landing Strut</text:span><text:span text:style-name="T2"><text:line-break/></text:span><text:span text:style-name="T2">Mk25 Drogue Chute</text:span></text:p>
            <text:p><text:span text:style-name="T2">Mk16-XL Chute</text:span></text:p>
          </draw:text-box>
        </draw:frame>
        <draw:connector draw:style-name="gr10" draw:text-style-name="P1" draw:layer="layout" draw:type="lines" svg:x1="18cm" svg:y1="128.5cm" svg:x2="31cm" svg:y2="148.5cm" draw:start-shape="id19" draw:start-glue-point="1" draw:end-shape="id24" draw:end-glue-point="3" svg:d="m18000 128500h501l11998 20000h501" svg:viewBox="0 0 13001 20001">
          <text:p/>
        </draw:connector>
        <draw:frame draw:style-name="gr8" draw:text-style-name="P2" xml:id="id25" draw:id="id25" draw:layer="layout" svg:width="5cm" svg:height="5cm" svg:x="31cm" svg:y="156cm">
          <draw:text-box>
            <text:p><text:span text:style-name="T1">Improved Mobility (45)</text:span></text:p>
            <text:p><text:span text:style-name="T2">Telus-LV Bay Mobility...</text:span></text:p>
            <text:p><text:span text:style-name="T2">Telus Mobility Enhancer</text:span><text:span text:style-name="T2"><text:line-break/></text:span><text:span text:style-name="T2">Pegasus I Mobility...</text:span></text:p>
          </draw:text-box>
        </draw:frame>
        <draw:connector draw:style-name="gr10" draw:text-style-name="P1" draw:layer="layout" draw:type="lines" svg:x1="18cm" svg:y1="128.5cm" svg:x2="31cm" svg:y2="158.5cm" draw:start-shape="id19" draw:start-glue-point="1" draw:end-shape="id25" draw:end-glue-point="3" svg:d="m18000 128500h501l11998 30000h501" svg:viewBox="0 0 13001 30001">
          <text:p/>
        </draw:connector>
        <draw:frame draw:style-name="gr9" draw:text-style-name="P2" xml:id="id26" draw:id="id26" draw:layer="layout" svg:width="5cm" svg:height="5.134cm" svg:x="49cm" svg:y="156cm">
          <draw:text-box>
            <text:p><text:span text:style-name="T1">Field Explore (120)</text:span></text:p>
            <text:p><text:span text:style-name="T2">EAS-1 Externan Seat</text:span></text:p>
            <text:p><text:span text:style-name="T2">Probodobodyne Rove</text:span></text:p>
            <text:p><text:span text:style-name="T2">RoveMax Model 2</text:span></text:p>
            <text:p><text:span text:style-name="T2">RoveMax Model 1</text:span></text:p>
            <text:p><text:span text:style-name="T4">Scan: Been There</text:span></text:p>
          </draw:text-box>
        </draw:frame>
        <draw:connector draw:style-name="gr10" draw:text-style-name="P1" draw:layer="layout" draw:type="lines" svg:x1="36cm" svg:y1="158.5cm" svg:x2="49cm" svg:y2="158.567cm" draw:start-shape="id25" draw:start-glue-point="1" draw:end-shape="id26" draw:end-glue-point="3" svg:d="m36000 158500h501l11998 67h501" svg:viewBox="0 0 13001 68">
          <text:p/>
        </draw:connector>
        <draw:frame draw:style-name="gr8" draw:text-style-name="P2" xml:id="id27" draw:id="id27" draw:layer="layout" svg:width="5cm" svg:height="5cm" svg:x="61cm" svg:y="156cm">
          <draw:text-box>
            <text:p><text:span text:style-name="T1">Adv Motors (240)</text:span></text:p>
            <text:p><text:span text:style-name="T2">TR-2L Ruggedized</text:span></text:p>
          </draw:text-box>
        </draw:frame>
        <draw:connector draw:style-name="gr10" draw:text-style-name="P1" draw:layer="layout" draw:type="lines" svg:x1="54cm" svg:y1="158.567cm" svg:x2="61cm" svg:y2="158.5cm" draw:start-shape="id26" draw:start-glue-point="1" draw:end-shape="id27" draw:end-glue-point="3" svg:d="m54000 158567h501l5998-67h501" svg:viewBox="0 0 7001 68">
          <text:p/>
        </draw:connector>
        <draw:frame draw:style-name="gr8" draw:text-style-name="P2" xml:id="id29" draw:id="id29" draw:layer="layout" svg:width="5cm" svg:height="5cm" svg:x="61cm" svg:y="151cm">
          <draw:text-box>
            <text:p><text:span text:style-name="T1">Heavy Motors (240)</text:span></text:p>
            <text:p><text:span text:style-name="T2">RoveMax Model 3</text:span></text:p>
          </draw:text-box>
        </draw:frame>
        <draw:connector draw:style-name="gr10" draw:text-style-name="P1" draw:layer="layout" draw:type="lines" svg:x1="48cm" svg:y1="153.5cm" svg:x2="61cm" svg:y2="153.5cm" draw:start-shape="id28" draw:start-glue-point="1" draw:end-shape="id29" draw:end-glue-point="3" svg:d="m48000 153500h501 11998 501" svg:viewBox="0 0 13001 1">
          <text:p/>
        </draw:connector>
        <draw:connector draw:style-name="gr10" draw:text-style-name="P1" draw:layer="layout" draw:type="lines" svg:x1="54cm" svg:y1="158.567cm" svg:x2="61cm" svg:y2="153.5cm" draw:start-shape="id26" draw:start-glue-point="1" draw:end-shape="id29" draw:end-glue-point="3" svg:d="m54000 158567h501l5998-5067h501" svg:viewBox="0 0 7001 5068">
          <text:p/>
        </draw:connector>
        <draw:frame draw:style-name="gr8" draw:text-style-name="P2" xml:id="id54" draw:id="id54" draw:layer="layout" svg:width="5cm" svg:height="5.004cm" svg:x="25cm" svg:y="81cm">
          <draw:text-box>
            <text:p><text:span text:style-name="T1">General Rocketry (30)</text:span></text:p>
            <text:p><text:span text:style-name="T2">BACC</text:span></text:p>
            <text:p><text:span text:style-name="T2">LV-T45</text:span></text:p>
            <text:p><text:span text:style-name="T2">Mk55</text:span></text:p>
            <text:p><text:span text:style-name="T2">FL-T400</text:span></text:p>
            <text:p><text:span text:style-name="T2">LaunchEscapeSystem</text:span></text:p>
            <text:p><text:span text:style-name="T3">ICS: Lg Radial O2 Tank</text:span></text:p>
            <text:p><text:span text:style-name="T3">PF: Fairing Base</text:span></text:p>
            <text:p><text:span text:style-name="T3">PF: Fairing Base Ring</text:span></text:p>
            <text:p><text:span text:style-name="T3"/></text:p>
          </draw:text-box>
        </draw:frame>
        <draw:frame draw:style-name="gr8" draw:text-style-name="P2" xml:id="id34" draw:id="id34" draw:layer="layout" svg:width="5cm" svg:height="5cm" svg:x="37cm" svg:y="36cm">
          <draw:text-box>
            <text:p><text:span text:style-name="T1">Habitation (60)</text:span></text:p>
            <text:p><text:span text:style-name="T2">Rockomax HubMax</text:span></text:p>
            <text:p><text:span text:style-name="T2">PPD-12 Cupola</text:span></text:p>
            <text:p><text:span text:style-name="T2">PPD-10 Hitchhiker</text:span></text:p>
            <text:p><text:span text:style-name="T4">SP: crew cabin</text:span></text:p>
            <text:p><text:span text:style-name="T4">SS: Science Lab</text:span></text:p>
          </draw:text-box>
        </draw:frame>
        <draw:frame draw:style-name="gr8" draw:text-style-name="P2" xml:id="id30" draw:id="id30" draw:layer="layout" svg:width="5cm" svg:height="5cm" svg:x="55cm" svg:y="26cm">
          <draw:text-box>
            <text:p><text:span text:style-name="T1">Docking (180)</text:span></text:p>
            <text:p><text:span text:style-name="T2">Clamp-O-Tron Jr.</text:span></text:p>
            <text:p><text:span text:style-name="T2">Clamp-O-Tron</text:span></text:p>
            <text:p><text:span text:style-name="T2"/></text:p>
          </draw:text-box>
        </draw:frame>
        <draw:frame draw:style-name="gr8" draw:text-style-name="P2" xml:id="id31" draw:id="id31" draw:layer="layout" svg:width="5cm" svg:height="5cm" svg:x="67cm" svg:y="26cm">
          <draw:text-box>
            <text:p><text:span text:style-name="T1">Adv. Docking (360)</text:span></text:p>
            <text:p><text:span text:style-name="T2">Clamp-O-Tron Shielded</text:span></text:p>
            <text:p><text:span text:style-name="T2">Inline Clamp-O-Tron</text:span></text:p>
            <text:p><text:span text:style-name="T2">Clamp-O-Tron Sr.</text:span></text:p>
            <text:p><text:span text:style-name="T4">SP: mk2 Docking port</text:span></text:p>
          </draw:text-box>
        </draw:frame>
        <draw:connector draw:style-name="gr10" draw:text-style-name="P1" draw:layer="layout" draw:type="lines" svg:x1="60cm" svg:y1="28.5cm" svg:x2="67cm" svg:y2="28.5cm" draw:start-shape="id30" draw:start-glue-point="1" draw:end-shape="id31" draw:end-glue-point="3" svg:d="m60000 28500h501 5998 501" svg:viewBox="0 0 7001 1">
          <text:p/>
        </draw:connector>
        <draw:frame draw:style-name="gr8" draw:text-style-name="P2" xml:id="id32" draw:id="id32" draw:layer="layout" svg:width="5cm" svg:height="5cm" svg:x="37cm" svg:y="21cm">
          <draw:text-box>
            <text:p><text:span text:style-name="T1">Adv. Construction (60)</text:span></text:p>
            <text:p><text:span text:style-name="T2">Modular Girder Adapt</text:span></text:p>
            <text:p><text:span text:style-name="T2">Modular Girder XL</text:span></text:p>
            <text:p><text:span text:style-name="T2">Structural Fuselage</text:span></text:p>
            <text:p><text:span text:style-name="T2">EAS-4 Strut</text:span></text:p>
            <text:p><text:span text:style-name="T4">SS: Attach-O-Tron</text:span></text:p>
          </draw:text-box>
        </draw:frame>
        <draw:frame draw:style-name="gr8" draw:text-style-name="P2" xml:id="id35" draw:id="id35" draw:layer="layout" svg:width="5cm" svg:height="5cm" svg:x="61cm" svg:y="11cm">
          <draw:text-box>
            <text:p><text:span text:style-name="T1">Composites (240)</text:span></text:p>
            <text:p><text:span text:style-name="T2">Not-Rockomax Hub</text:span></text:p>
            <text:p><text:span text:style-name="T2">Octagonal Strut</text:span></text:p>
            <text:p><text:span text:style-name="T2">Cubic Octagonal Strut</text:span></text:p>
            <text:p><text:span text:style-name="T3">PF: Fuselage Pieces</text:span></text:p>
          </draw:text-box>
        </draw:frame>
        <draw:frame draw:style-name="gr8" draw:text-style-name="P2" xml:id="id33" draw:id="id33" draw:layer="layout" svg:width="5cm" svg:height="5cm" svg:x="49cm" svg:y="11cm">
          <draw:text-box>
            <text:p><text:span text:style-name="T1">Adv. Metalworks (120)</text:span></text:p>
            <text:p><text:span text:style-name="T2">M-Beam 650</text:span></text:p>
            <text:p><text:span text:style-name="T2">M-Beam 200</text:span></text:p>
            <text:p><text:span text:style-name="T2">M-Beam 200 Pocket</text:span></text:p>
            <text:p><text:span text:style-name="T2">M-1x1 Structural</text:span></text:p>
            <text:p><text:span text:style-name="T2">M-2x2 Structural</text:span></text:p>
          </draw:text-box>
        </draw:frame>
        <draw:connector draw:style-name="gr10" draw:text-style-name="P1" draw:layer="layout" draw:type="lines" svg:x1="42cm" svg:y1="23.5cm" svg:x2="49cm" svg:y2="13.5cm" draw:start-shape="id32" draw:start-glue-point="1" draw:end-shape="id33" draw:end-glue-point="3" svg:d="m42000 23500h501l5998-10000h501" svg:viewBox="0 0 7001 10001">
          <text:p/>
        </draw:connector>
        <draw:connector draw:style-name="gr10" draw:text-style-name="P1" draw:layer="layout" draw:type="lines" svg:x1="25cm" svg:y1="53.5cm" svg:x2="37cm" svg:y2="23.5cm" draw:start-shape="id10" draw:start-glue-point="1" draw:end-shape="id32" draw:end-glue-point="3" svg:d="m25000 53500h501l10998-30000h501" svg:viewBox="0 0 12001 30001">
          <text:p/>
        </draw:connector>
        <draw:connector draw:style-name="gr10" draw:text-style-name="P1" draw:layer="layout" draw:type="lines" svg:x1="25cm" svg:y1="53.5cm" svg:x2="37cm" svg:y2="38.5cm" draw:start-shape="id10" draw:start-glue-point="1" draw:end-shape="id34" draw:end-glue-point="3" svg:d="m25000 53500h501l10998-15000h501" svg:viewBox="0 0 12001 15001">
          <text:p/>
        </draw:connector>
        <draw:connector draw:style-name="gr10" draw:text-style-name="P1" draw:layer="layout" draw:type="lines" svg:x1="54cm" svg:y1="13.5cm" svg:x2="61cm" svg:y2="13.5cm" draw:start-shape="id33" draw:start-glue-point="1" draw:end-shape="id35" svg:d="m54000 13500h501 5998 501" svg:viewBox="0 0 7001 1">
          <text:p/>
        </draw:connector>
        <draw:frame draw:style-name="gr8" draw:text-style-name="P2" xml:id="id36" draw:id="id36" draw:layer="layout" svg:width="5cm" svg:height="5cm" svg:x="49cm" svg:y="51cm">
          <draw:text-box>
            <text:p><text:span text:style-name="T1">Electrics (120)</text:span></text:p>
            <text:p><text:span text:style-name="T2">Z-400 Battery</text:span></text:p>
            <text:p><text:span text:style-name="T2">OX-STAT Solar Panel</text:span></text:p>
            <text:p><text:span text:style-name="T2">Illuminator Mk1</text:span></text:p>
            <text:p><text:span text:style-name="T2">Illuminator Mk2</text:span></text:p>
            <text:p><text:span text:style-name="T2"/></text:p>
          </draw:text-box>
        </draw:frame>
        <draw:connector draw:style-name="gr10" draw:text-style-name="P1" draw:layer="layout" draw:type="lines" svg:x1="42cm" svg:y1="53.5cm" svg:x2="49cm" svg:y2="53.5cm" draw:start-shape="id20" draw:start-glue-point="1" draw:end-shape="id36" svg:d="m42000 53500h501 5998 501" svg:viewBox="0 0 7001 1">
          <text:p/>
        </draw:connector>
        <draw:frame draw:style-name="gr8" draw:text-style-name="P2" xml:id="id37" draw:id="id37" draw:layer="layout" svg:width="5cm" svg:height="5cm" svg:x="61cm" svg:y="51cm">
          <draw:text-box>
            <text:p><text:span text:style-name="T1">Adv. Electrics (240)</text:span></text:p>
            <text:p><text:span text:style-name="T2">Z-1k Battery</text:span></text:p>
            <text:p><text:span text:style-name="T2">SP-W 2x3 Solar</text:span></text:p>
            <text:p><text:span text:style-name="T2">SP-L 1x6 Solar</text:span></text:p>
            <text:p><text:span text:style-name="T2">OX-4W 2x3 Solar</text:span></text:p>
            <text:p><text:span text:style-name="T2">OX-4L 1x6 Solar</text:span></text:p>
            <text:p><text:span text:style-name="T3">ICS: Recycler</text:span></text:p>
          </draw:text-box>
        </draw:frame>
        <draw:connector draw:style-name="gr10" draw:text-style-name="P1" draw:layer="layout" draw:type="lines" svg:x1="54cm" svg:y1="53.5cm" svg:x2="61cm" svg:y2="53.5cm" draw:start-shape="id36" draw:start-glue-point="1" draw:end-shape="id37" draw:end-glue-point="3" svg:d="m54000 53500h501 5998 501" svg:viewBox="0 0 7001 1">
          <text:p/>
        </draw:connector>
        <draw:frame draw:style-name="gr8" draw:text-style-name="P2" xml:id="id38" draw:id="id38" draw:layer="layout" svg:width="5cm" svg:height="5cm" svg:x="73cm" svg:y="51cm">
          <draw:text-box>
            <text:p><text:span text:style-name="T1">Large Electrics (480)</text:span></text:p>
            <text:p><text:span text:style-name="T2">Z-4k Battery</text:span></text:p>
            <text:p><text:span text:style-name="T2">Gigantor XL Solar</text:span></text:p>
            <text:p><text:span text:style-name="T3">SS: Cyclotron</text:span></text:p>
            <text:p><text:span text:style-name="T2"/></text:p>
          </draw:text-box>
        </draw:frame>
        <draw:connector draw:style-name="gr10" draw:text-style-name="P1" draw:layer="layout" draw:type="lines" svg:x1="66cm" svg:y1="53.5cm" svg:x2="73cm" svg:y2="53.5cm" draw:start-shape="id37" draw:start-glue-point="1" draw:end-shape="id38" draw:end-glue-point="3" svg:d="m66000 53500h501 5998 501" svg:viewBox="0 0 7001 1">
          <text:p/>
        </draw:connector>
        <draw:frame draw:style-name="gr8" draw:text-style-name="P2" xml:id="id40" draw:id="id40" draw:layer="layout" svg:width="5cm" svg:height="5cm" svg:x="61cm" svg:y="136cm">
          <draw:text-box>
            <text:p><text:span text:style-name="T1">Heavy Control (240)</text:span></text:p>
            <text:p><text:span text:style-name="T2">Mk1-2 Pod</text:span></text:p>
            <text:p><text:span text:style-name="T2">Adv SAS Mod.</text:span></text:p>
            <text:p><text:span text:style-name="T4">FH: Orbital Orb</text:span></text:p>
            <text:p><text:span text:style-name="T2"/></text:p>
          </draw:text-box>
        </draw:frame>
        <draw:frame draw:style-name="gr8" draw:text-style-name="P2" xml:id="id39" draw:id="id39" draw:layer="layout" svg:width="5cm" svg:height="5cm" svg:x="61cm" svg:y="61cm">
          <draw:text-box>
            <text:p><text:span text:style-name="T1">Probe Control (240)</text:span></text:p>
            <text:p><text:span text:style-name="T2">OKTO</text:span></text:p>
            <text:p><text:span text:style-name="T4">MJ: Mech Jeb Pod</text:span></text:p>
            <text:p><text:span text:style-name="T2"/></text:p>
          </draw:text-box>
        </draw:frame>
        <draw:connector draw:style-name="gr10" draw:text-style-name="P1" draw:layer="layout" draw:type="lines" svg:x1="54cm" svg:y1="53.5cm" svg:x2="61cm" svg:y2="63.5cm" draw:start-shape="id36" draw:start-glue-point="1" draw:end-shape="id39" draw:end-glue-point="3" svg:d="m54000 53500h501l5998 10000h501" svg:viewBox="0 0 7001 10001">
          <text:p/>
        </draw:connector>
        <draw:connector draw:style-name="gr10" draw:text-style-name="P1" draw:layer="layout" draw:type="lines" svg:x1="54cm" svg:y1="138.5cm" svg:x2="61cm" svg:y2="138.5cm" draw:start-shape="id8" draw:end-shape="id40" svg:d="m54000 138500h501 5998 501" svg:viewBox="0 0 7001 1">
          <text:p/>
        </draw:connector>
        <draw:frame draw:style-name="gr8" draw:text-style-name="P2" xml:id="id41" draw:id="id41" draw:layer="layout" svg:width="5cm" svg:height="5cm" svg:x="73cm" svg:y="46cm">
          <draw:text-box>
            <text:p><text:span text:style-name="T1">Electronics (480)</text:span></text:p>
            <text:p><text:span text:style-name="T2">Communotron 88</text:span></text:p>
            <text:p><text:span text:style-name="T2">Double-C Seismic</text:span></text:p>
            <text:p><text:span text:style-name="T3">RE: EngineerChipFlight</text:span></text:p>
            <text:p><text:span text:style-name="T3">RE: Engineer7500</text:span></text:p>
            <text:p><text:span text:style-name="T6">Scan: SAR Altimetry</text:span></text:p>
          </draw:text-box>
        </draw:frame>
        <draw:connector draw:style-name="gr10" draw:text-style-name="P1" draw:layer="layout" draw:type="lines" svg:x1="66cm" svg:y1="53.5cm" svg:x2="73cm" svg:y2="48.5cm" draw:start-shape="id37" draw:start-glue-point="1" draw:end-shape="id41" draw:end-glue-point="3" svg:d="m66000 53500h501l5998-5000h501" svg:viewBox="0 0 7001 5001">
          <text:p/>
        </draw:connector>
        <draw:frame draw:style-name="gr8" draw:text-style-name="P2" xml:id="id42" draw:id="id42" draw:layer="layout" svg:width="5cm" svg:height="5cm" svg:x="73cm" svg:y="61cm">
          <draw:text-box>
            <text:p><text:span text:style-name="T1">Imp. Probe Ctrl. (480)</text:span></text:p>
            <text:p><text:span text:style-name="T2">HESC</text:span></text:p>
            <text:p><text:span text:style-name="T2">QBE</text:span></text:p>
          </draw:text-box>
        </draw:frame>
        <draw:connector draw:style-name="gr10" draw:text-style-name="P1" draw:layer="layout" draw:type="lines" svg:x1="66cm" svg:y1="63.5cm" svg:x2="73cm" svg:y2="63.5cm" draw:start-shape="id39" draw:start-glue-point="1" draw:end-shape="id42" svg:d="m66000 63500h501 5998 501" svg:viewBox="0 0 7001 1">
          <text:p/>
        </draw:connector>
        <draw:frame draw:style-name="gr8" draw:text-style-name="P2" xml:id="id43" draw:id="id43" draw:layer="layout" svg:width="5cm" svg:height="5cm" svg:x="85cm" svg:y="61cm">
          <draw:text-box>
            <text:p><text:span text:style-name="T1">Large Probes (960)</text:span></text:p>
            <text:p><text:span text:style-name="T2">RC-001S</text:span></text:p>
            <text:p><text:span text:style-name="T2">RC-L01</text:span></text:p>
            <text:p><text:span text:style-name="T2"/></text:p>
          </draw:text-box>
        </draw:frame>
        <draw:connector draw:style-name="gr10" draw:text-style-name="P1" draw:layer="layout" draw:type="lines" svg:x1="78cm" svg:y1="63.5cm" svg:x2="85cm" svg:y2="63.5cm" draw:start-shape="id42" draw:start-glue-point="1" draw:end-shape="id43" draw:end-glue-point="3" svg:d="m78000 63500h501 5998 501" svg:viewBox="0 0 7001 1">
          <text:p/>
        </draw:connector>
        <draw:connector draw:style-name="gr10" draw:text-style-name="P1" draw:layer="layout" draw:type="lines" svg:x1="78cm" svg:y1="53.5cm" svg:x2="85cm" svg:y2="63.5cm" draw:start-shape="id38" draw:start-glue-point="1" draw:end-shape="id43" draw:end-glue-point="3" svg:d="m78000 53500h501l5998 10000h501" svg:viewBox="0 0 7001 10001">
          <text:p/>
        </draw:connector>
        <draw:frame draw:style-name="gr8" draw:text-style-name="P2" xml:id="id44" draw:id="id44" draw:layer="layout" svg:width="5cm" svg:height="5cm" svg:x="85cm" svg:y="66cm">
          <draw:text-box>
            <text:p><text:span text:style-name="T1">Adv. Probe Ctrl. (960)</text:span></text:p>
            <text:p><text:span text:style-name="T2">OKTO2</text:span></text:p>
            <text:p><text:span text:style-name="T4">SP: mk2 Drone</text:span></text:p>
            <text:p><text:span text:style-name="T2"/></text:p>
          </draw:text-box>
        </draw:frame>
        <draw:connector draw:style-name="gr10" draw:text-style-name="P1" draw:layer="layout" draw:type="lines" svg:x1="78cm" svg:y1="63.5cm" svg:x2="85cm" svg:y2="68.5cm" draw:start-shape="id42" draw:start-glue-point="1" draw:end-shape="id44" draw:end-glue-point="3" svg:d="m78000 63500h501l5998 5000h501" svg:viewBox="0 0 7001 5001">
          <text:p/>
        </draw:connector>
        <draw:frame draw:style-name="gr8" draw:text-style-name="P2" xml:id="id46" draw:id="id46" draw:layer="layout" svg:width="5cm" svg:height="5cm" svg:x="49cm" svg:y="46cm">
          <draw:text-box>
            <text:p><text:span text:style-name="T1">Field Science (120)</text:span></text:p>
            <text:p><text:span text:style-name="T2">2HOT</text:span></text:p>
            <text:p><text:span text:style-name="T2">PresMat</text:span></text:p>
          </draw:text-box>
        </draw:frame>
        <draw:frame draw:style-name="gr8" draw:text-style-name="P2" xml:id="id45" draw:id="id45" draw:layer="layout" svg:width="5cm" svg:height="5cm" svg:x="85cm" svg:y="41cm">
          <draw:text-box>
            <text:p><text:span text:style-name="T1">Adv. Science (960)</text:span></text:p>
            <text:p><text:span text:style-name="T2">Sensor Array Nose</text:span></text:p>
            <text:p><text:span text:style-name="T2">GRAVMAX</text:span></text:p>
            <text:p><text:span text:style-name="T4">SS: Prograde Kuarqs</text:span></text:p>
            <text:p><text:span text:style-name="T4">SS: Retrograde Kuarqs</text:span></text:p>
            <text:p><text:span text:style-name="T3">Scan: Multispectral</text:span></text:p>
          </draw:text-box>
        </draw:frame>
        <draw:connector draw:style-name="gr10" draw:text-style-name="P1" draw:layer="layout" draw:type="lines" svg:x1="78cm" svg:y1="48.5cm" svg:x2="85cm" svg:y2="43.5cm" draw:start-shape="id41" draw:start-glue-point="1" draw:end-shape="id45" draw:end-glue-point="3" svg:d="m78000 48500h501l5998-5000h501" svg:viewBox="0 0 7001 5001">
          <text:p/>
        </draw:connector>
        <draw:connector draw:style-name="gr10" draw:text-style-name="P1" draw:layer="layout" draw:type="lines" svg:x1="42cm" svg:y1="53.5cm" svg:x2="49cm" svg:y2="48.5cm" draw:start-shape="id20" draw:start-glue-point="1" draw:end-shape="id46" draw:end-glue-point="3" svg:d="m42000 53500h501l5998-5000h501" svg:viewBox="0 0 7001 5001">
          <text:p/>
        </draw:connector>
        <draw:connector draw:style-name="gr10" draw:text-style-name="P1" draw:layer="layout" draw:type="lines" svg:x1="54cm" svg:y1="48.5cm" svg:x2="85cm" svg:y2="43.5cm" draw:start-shape="id46" draw:start-glue-point="1" draw:end-shape="id45" draw:end-glue-point="3" svg:d="m54000 48500h501l29998-5000h501" svg:viewBox="0 0 31001 5001">
          <text:p/>
        </draw:connector>
        <draw:frame draw:style-name="gr8" draw:text-style-name="P2" xml:id="id47" draw:id="id47" draw:layer="layout" svg:width="5cm" svg:height="5cm" svg:x="49cm" svg:y="21cm">
          <draw:text-box>
            <text:p><text:span text:style-name="T1">Adaptors (120)</text:span></text:p>
            <text:p><text:span text:style-name="T2">FL-A10 Adapt</text:span></text:p>
            <text:p><text:span text:style-name="T2">TVR-200L Bi</text:span></text:p>
            <text:p><text:span text:style-name="T2">TVR-200 Bi</text:span></text:p>
            <text:p><text:span text:style-name="T2">TVR-1180C Tri</text:span></text:p>
            <text:p><text:span text:style-name="T3">PF: Interstage</text:span></text:p>
          </draw:text-box>
        </draw:frame>
        <draw:frame draw:style-name="gr8" draw:text-style-name="P2" xml:id="id48" draw:id="id48" draw:layer="layout" svg:width="5cm" svg:height="5cm" svg:x="61cm" svg:y="21cm">
          <draw:text-box>
            <text:p><text:span text:style-name="T1">Imp. Adaptors (240)</text:span></text:p>
            <text:p><text:span text:style-name="T2">BZ-52 Radial Attach</text:span></text:p>
            <text:p><text:span text:style-name="T2">TVR-400L Quad</text:span></text:p>
            <text:p><text:span text:style-name="T2">FL-A5 Adapt</text:span></text:p>
            <text:p><text:span text:style-name="T4">PF: Thrust Plate</text:span></text:p>
            <text:p><text:span text:style-name="T3"/></text:p>
          </draw:text-box>
        </draw:frame>
        <draw:frame draw:style-name="gr8" draw:text-style-name="P2" xml:id="id49" draw:id="id49" draw:layer="layout" svg:width="5cm" svg:height="5cm" svg:x="61cm" svg:y="16cm">
          <draw:text-box>
            <text:p><text:span text:style-name="T1">Large Adaptors (240)</text:span></text:p>
            <text:p><text:span text:style-name="T2">TVR-300L Tri</text:span></text:p>
            <text:p><text:span text:style-name="T2">TVR-400L Quad</text:span></text:p>
            <text:p><text:span text:style-name="T2">Rockomax Adapt 2</text:span></text:p>
          </draw:text-box>
        </draw:frame>
        <draw:connector draw:style-name="gr10" draw:text-style-name="P1" draw:layer="layout" draw:type="lines" svg:x1="42cm" svg:y1="23.5cm" svg:x2="49cm" svg:y2="23.5cm" draw:start-shape="id32" draw:start-glue-point="1" draw:end-shape="id47" draw:end-glue-point="3" svg:d="m42000 23500h501 5998 501" svg:viewBox="0 0 7001 1">
          <text:p/>
        </draw:connector>
        <draw:connector draw:style-name="gr10" draw:text-style-name="P1" draw:layer="layout" draw:type="lines" svg:x1="54cm" svg:y1="23.5cm" svg:x2="61cm" svg:y2="23.5cm" draw:start-shape="id47" draw:start-glue-point="1" draw:end-shape="id48" draw:end-glue-point="3" svg:d="m54000 23500h501 5998 501" svg:viewBox="0 0 7001 1">
          <text:p/>
        </draw:connector>
        <draw:connector draw:style-name="gr10" draw:text-style-name="P1" draw:layer="layout" draw:type="lines" svg:x1="54cm" svg:y1="23.5cm" svg:x2="61cm" svg:y2="18.5cm" draw:start-shape="id47" draw:start-glue-point="1" draw:end-shape="id49" draw:end-glue-point="3" svg:d="m54000 23500h501l5998-5000h501" svg:viewBox="0 0 7001 5001">
          <text:p/>
        </draw:connector>
        <draw:frame draw:style-name="gr8" draw:text-style-name="P2" xml:id="id50" draw:id="id50" draw:layer="layout" svg:width="5cm" svg:height="5cm" svg:x="85cm" svg:y="51cm">
          <draw:text-box>
            <text:p><text:span text:style-name="T1">Specl. Electrics (960)</text:span></text:p>
            <text:p><text:span text:style-name="T2">RTG</text:span></text:p>
            <text:p><text:span text:style-name="T3">ICS: Large Recycler</text:span></text:p>
            <text:p><text:span text:style-name="T3"/></text:p>
            <text:p><text:span text:style-name="T3"/></text:p>
          </draw:text-box>
        </draw:frame>
        <draw:connector draw:style-name="gr10" draw:text-style-name="P1" draw:layer="layout" draw:type="lines" svg:x1="78cm" svg:y1="53.5cm" svg:x2="85cm" svg:y2="53.5cm" draw:start-shape="id38" draw:start-glue-point="1" draw:end-shape="id50" draw:end-glue-point="3" svg:d="m78000 53500h501 5998 501" svg:viewBox="0 0 7001 1">
          <text:p/>
        </draw:connector>
        <draw:connector draw:style-name="gr10" draw:text-style-name="P1" draw:layer="layout" draw:type="lines" svg:x1="90cm" svg:y1="43.5cm" svg:x2="97cm" svg:y2="43.5cm" draw:start-shape="id45" draw:start-glue-point="1" draw:end-shape="id51" draw:end-glue-point="3" svg:d="m90000 43500h501 5998 501" svg:viewBox="0 0 7001 1">
          <text:p/>
        </draw:connector>
        <draw:frame draw:style-name="gr8" draw:text-style-name="P2" xml:id="id52" draw:id="id52" draw:layer="layout" svg:width="5cm" svg:height="5cm" svg:x="49cm" svg:y="146cm">
          <draw:text-box>
            <text:p><text:span text:style-name="T1">Landing Control (120)</text:span></text:p>
            <text:p><text:span text:style-name="T2">Mk1 Lander Can</text:span></text:p>
          </draw:text-box>
        </draw:frame>
        <draw:connector draw:style-name="gr10" draw:text-style-name="P1" draw:layer="layout" draw:type="lines" svg:x1="36cm" svg:y1="148.5cm" svg:x2="49cm" svg:y2="148.5cm" draw:start-shape="id24" draw:start-glue-point="1" draw:end-shape="id52" svg:d="m36000 148500h501 11998 501" svg:viewBox="0 0 13001 1">
          <text:p/>
        </draw:connector>
        <draw:connector draw:style-name="gr10" draw:text-style-name="P1" draw:layer="layout" draw:type="lines" svg:x1="42cm" svg:y1="138.5cm" svg:x2="49cm" svg:y2="148.5cm" draw:start-shape="id6" draw:start-glue-point="1" draw:end-shape="id52" draw:end-glue-point="3" svg:d="m42000 138500h501l5998 10000h501" svg:viewBox="0 0 7001 10001">
          <text:p/>
        </draw:connector>
        <draw:connector draw:style-name="gr14" draw:text-style-name="P1" draw:layer="layout" draw:type="lines" svg:x1="48cm" svg:y1="98.5cm" svg:x2="55cm" svg:y2="93.5cm" draw:start-shape="id4" draw:start-glue-point="1" draw:end-shape="id53" draw:end-glue-point="3" svg:d="m48000 98500h501l5998-5000h501" svg:viewBox="0 0 7001 5001">
          <text:p/>
        </draw:connector>
        <draw:connector draw:style-name="gr10" draw:text-style-name="P1" draw:layer="layout" draw:type="lines" svg:x1="30cm" svg:y1="83.502cm" svg:x2="37cm" svg:y2="88.5cm" draw:start-shape="id54" draw:start-glue-point="1" draw:end-shape="id55" draw:end-glue-point="3" svg:d="m30000 83502h501l5998 4998h501" svg:viewBox="0 0 7001 4999">
          <text:p/>
        </draw:connector>
        <draw:connector draw:style-name="gr10" draw:text-style-name="P1" draw:layer="layout" draw:type="lines" svg:x1="30cm" svg:y1="83.502cm" svg:x2="37cm" svg:y2="108.5cm" draw:start-shape="id54" draw:start-glue-point="1" draw:end-shape="id56" draw:end-glue-point="3" svg:d="m30000 83502h501l5998 24998h501" svg:viewBox="0 0 7001 24999">
          <text:p/>
        </draw:connector>
        <draw:connector draw:style-name="gr10" draw:text-style-name="P1" draw:layer="layout" draw:type="lines" svg:x1="30cm" svg:y1="83.502cm" svg:x2="43cm" svg:y2="98.5cm" draw:start-shape="id54" draw:start-glue-point="1" draw:end-shape="id4" draw:end-glue-point="3" svg:d="m30000 83502h501l11998 14998h501" svg:viewBox="0 0 13001 14999">
          <text:p/>
        </draw:connector>
        <draw:connector draw:style-name="gr10" draw:text-style-name="P1" draw:layer="layout" draw:type="lines" draw:line-skew="0cm -5.999cm" svg:x1="30cm" svg:y1="83.502cm" svg:x2="43cm" svg:y2="73.5cm" draw:start-shape="id54" draw:start-glue-point="1" draw:end-shape="id1" draw:end-glue-point="3" svg:d="m30000 83502h501l5999-10002h6500" svg:viewBox="0 0 13001 10003">
          <text:p/>
        </draw:connector>
        <draw:connector draw:style-name="gr14" draw:text-style-name="P1" draw:layer="layout" draw:type="lines" svg:x1="42cm" svg:y1="88.5cm" svg:x2="55cm" svg:y2="93.5cm" draw:start-shape="id55" draw:start-glue-point="1" draw:end-shape="id53" draw:end-glue-point="3" svg:d="m42000 88500h501l11998 5000h501" svg:viewBox="0 0 13001 5001">
          <text:p/>
        </draw:connector>
        <draw:connector draw:style-name="gr10" draw:text-style-name="P1" draw:layer="layout" draw:type="lines" svg:x1="48cm" svg:y1="98.5cm" svg:x2="61cm" svg:y2="98.5cm" draw:start-shape="id4" draw:start-glue-point="1" draw:end-shape="id57" draw:end-glue-point="3" svg:d="m48000 98500h501 11998 501" svg:viewBox="0 0 13001 1">
          <text:p/>
        </draw:connector>
        <draw:connector draw:style-name="gr11" draw:text-style-name="P1" draw:layer="layout" draw:type="lines" svg:x1="42cm" svg:y1="108.5cm" svg:x2="61cm" svg:y2="103.5cm" draw:start-shape="id56" draw:start-glue-point="1" draw:end-shape="id5" draw:end-glue-point="3" svg:d="m42000 108500h501l17998-5000h501" svg:viewBox="0 0 19001 5001">
          <text:p/>
        </draw:connector>
        <draw:connector draw:style-name="gr10" draw:text-style-name="P1" draw:layer="layout" draw:type="lines" svg:x1="30cm" svg:y1="83.502cm" svg:x2="61cm" svg:y2="83.5cm" draw:start-shape="id54" draw:start-glue-point="1" draw:end-shape="id21" svg:d="m30000 83502h501l29998-2h501" svg:viewBox="0 0 31001 3">
          <text:p/>
        </draw:connector>
        <draw:connector draw:style-name="gr10" draw:text-style-name="P1" draw:layer="layout" draw:type="lines" svg:x1="18cm" svg:y1="93.433cm" svg:x2="25cm" svg:y2="113.5cm" draw:start-shape="id23" draw:start-glue-point="1" draw:end-shape="id17" draw:end-glue-point="3" svg:d="m18000 93433h501l5998 20067h501" svg:viewBox="0 0 7001 20068">
          <text:p/>
        </draw:connector>
        <draw:connector draw:style-name="gr10" draw:text-style-name="P1" draw:layer="layout" draw:type="lines" svg:x1="18cm" svg:y1="93.433cm" svg:x2="25cm" svg:y2="83.502cm" draw:start-shape="id23" draw:start-glue-point="1" draw:end-shape="id54" draw:end-glue-point="3" svg:d="m18000 93433h501l5998-9931h501" svg:viewBox="0 0 7001 9932">
          <text:p/>
        </draw:connector>
        <draw:connector draw:style-name="gr11" draw:text-style-name="P1" draw:layer="layout" draw:type="lines" svg:x1="18cm" svg:y1="93.433cm" svg:x2="25cm" svg:y2="63.5cm" draw:start-shape="id23" draw:start-glue-point="1" draw:end-shape="id11" draw:end-glue-point="3" svg:d="m18000 93433h501l5998-29933h501" svg:viewBox="0 0 7001 29934">
          <text:p/>
        </draw:connector>
        <draw:frame draw:style-name="gr8" draw:text-style-name="P2" xml:id="id58" draw:id="id58" draw:layer="layout" svg:width="5cm" svg:height="5cm" svg:x="67cm" svg:y="146cm">
          <draw:text-box>
            <text:p><text:span text:style-name="T1">Hvy Land Ctrl. (360)</text:span></text:p>
            <text:p><text:span text:style-name="T2">Mk2 Lander Can</text:span></text:p>
          </draw:text-box>
        </draw:frame>
        <draw:connector draw:style-name="gr11" draw:text-style-name="P1" draw:layer="layout" draw:type="lines" svg:x1="66cm" svg:y1="138.5cm" svg:x2="69.5cm" svg:y2="146cm" draw:start-shape="id40" draw:start-glue-point="1" draw:end-shape="id58" draw:end-glue-point="0" svg:d="m66000 138500h501l2999 6999v501" svg:viewBox="0 0 3501 7501">
          <text:p/>
        </draw:connector>
        <draw:connector draw:style-name="gr11" draw:text-style-name="P1" draw:layer="layout" draw:type="lines" svg:x1="54cm" svg:y1="148.5cm" svg:x2="67cm" svg:y2="148.5cm" draw:start-shape="id52" draw:start-glue-point="1" draw:end-shape="id58" svg:d="m54000 148500h501 11998 501" svg:viewBox="0 0 13001 1">
          <text:p/>
        </draw:connector>
        <draw:connector draw:style-name="gr11" draw:text-style-name="P1" draw:layer="layout" draw:type="lines" svg:x1="48cm" svg:y1="153.5cm" svg:x2="67cm" svg:y2="148.5cm" draw:start-shape="id28" draw:start-glue-point="1" draw:end-shape="id58" draw:end-glue-point="3" svg:d="m48000 153500h501l17998-5000h501" svg:viewBox="0 0 19001 5001">
          <text:p/>
        </draw:connector>
        <draw:connector draw:style-name="gr14" draw:text-style-name="P1" draw:layer="layout" draw:type="lines" draw:line-skew="0cm -5.999cm" svg:x1="42cm" svg:y1="23.5cm" svg:x2="55cm" svg:y2="28.5cm" draw:start-shape="id32" draw:end-shape="id30" draw:end-glue-point="3" svg:d="m42000 23500h501l5999 5000h6500" svg:viewBox="0 0 13001 5001">
          <text:p/>
        </draw:connector>
        <draw:frame draw:style-name="gr15" draw:text-style-name="P3" draw:layer="layout" svg:width="10cm" svg:height="2.143cm" svg:x="87.5cm" svg:y="93.857cm">
          <draw:text-box>
            <text:p><text:span text:style-name="T7">Rocket Tech</text:span></text:p>
          </draw:text-box>
        </draw:frame>
        <draw:frame draw:style-name="gr15" draw:text-style-name="P3" draw:layer="layout" svg:width="10cm" svg:height="4.035cm" svg:x="82.5cm" svg:y="19.965cm">
          <draw:text-box>
            <text:p text:style-name="P1"><text:span text:style-name="T7">Construction Tech</text:span></text:p>
          </draw:text-box>
        </draw:frame>
        <draw:frame draw:style-name="gr15" draw:text-style-name="P3" draw:layer="layout" svg:width="7cm" svg:height="4.035cm" svg:x="91cm" svg:y="54.5cm">
          <draw:text-box>
            <text:p text:style-name="P1"><text:span text:style-name="T7">Science Tech</text:span></text:p>
          </draw:text-box>
        </draw:frame>
        <draw:frame draw:style-name="gr15" draw:text-style-name="P3" draw:layer="layout" svg:width="10cm" svg:height="2.143cm" svg:x="87.5cm" svg:y="119.857cm">
          <draw:text-box>
            <text:p><text:span text:style-name="T7">Plane Tech</text:span></text:p>
          </draw:text-box>
        </draw:frame>
        <draw:frame draw:style-name="gr15" draw:text-style-name="P3" draw:layer="layout" svg:width="10cm" svg:height="2.143cm" svg:x="86.5cm" svg:y="140.857cm">
          <draw:text-box>
            <text:p><text:span text:style-name="T7">Control Tech</text:span></text:p>
          </draw:text-box>
        </draw:frame>
        <draw:frame draw:style-name="gr15" draw:text-style-name="P3" draw:layer="layout" svg:width="20cm" svg:height="2.143cm" svg:x="78cm" svg:y="156.357cm">
          <draw:text-box>
            <text:p><text:span text:style-name="T7">Controlled Crashing Tech</text:span></text:p>
          </draw:text-box>
        </draw:frame>
        <draw:frame draw:style-name="gr16" draw:text-style-name="P4" xml:id="id63" draw:id="id63" draw:layer="layout" svg:width="12cm" svg:height="3cm" svg:x="9cm" svg:y="15cm">
          <draw:text-box>
            <text:p><text:span text:style-name="T8">Solid connections indicate all parents are required.</text:span></text:p>
          </draw:text-box>
        </draw:frame>
        <draw:frame draw:style-name="gr16" draw:text-style-name="P4" xml:id="id62" draw:id="id62" draw:layer="layout" svg:width="12cm" svg:height="3cm" svg:x="9cm" svg:y="18cm">
          <draw:text-box>
            <text:p><text:span text:style-name="T8">Dashed connections indicate only one parent is required</text:span></text:p>
          </draw:text-box>
        </draw:frame>
        <draw:frame draw:style-name="gr16" draw:text-style-name="P4" xml:id="id64" draw:id="id64" draw:layer="layout" svg:width="12cm" svg:height="3cm" svg:x="9cm" svg:y="21cm">
          <draw:text-box>
            <text:p><text:span text:style-name="T8">Dashed and solid connections indicate a mistake</text:span></text:p>
          </draw:text-box>
        </draw:frame>
        <draw:frame draw:style-name="gr17" draw:text-style-name="P2" xml:id="id59" draw:id="id59" draw:layer="layout" svg:width="5cm" svg:height="5cm" svg:x="37cm" svg:y="66cm">
          <draw:text-box>
            <text:p><text:span text:style-name="T1">Reentry Tech (60)</text:span></text:p>
            <text:p><text:span text:style-name="T3">DR: 0.625m shield</text:span></text:p>
            <text:p><text:span text:style-name="T3">DR: 1.25m shield</text:span></text:p>
            <text:p><text:span text:style-name="T3">DR: 1.25m decoupler</text:span></text:p>
          </draw:text-box>
        </draw:frame>
        <draw:connector draw:style-name="gr10" draw:text-style-name="P1" draw:layer="layout" draw:type="lines" svg:x1="25cm" svg:y1="53.5cm" svg:x2="39.5cm" svg:y2="66cm" draw:start-shape="id10" draw:start-glue-point="1" draw:end-shape="id59" draw:end-glue-point="0" svg:d="m25000 53500h501l13999 11999v501" svg:viewBox="0 0 14501 12501">
          <text:p/>
        </draw:connector>
        <draw:connector draw:style-name="gr10" draw:text-style-name="P1" draw:layer="layout" draw:type="lines" svg:x1="30cm" svg:y1="83.502cm" svg:x2="37cm" svg:y2="68.5cm" draw:start-shape="id54" draw:start-glue-point="1" draw:end-shape="id59" draw:end-glue-point="3" svg:d="m30000 83502h501l5998-15002h501" svg:viewBox="0 0 7001 15003">
          <text:p/>
        </draw:connector>
        <draw:frame draw:style-name="gr8" draw:text-style-name="P2" xml:id="id60" draw:id="id60" draw:layer="layout" svg:width="5cm" svg:height="5cm" svg:x="85cm" svg:y="106cm">
          <draw:text-box>
            <text:p><text:span text:style-name="T1">Fuel Tech (960)</text:span></text:p>
            <text:p><text:span text:style-name="T2">Fuel Line</text:span></text:p>
          </draw:text-box>
        </draw:frame>
        <draw:connector draw:style-name="gr11" draw:text-style-name="P1" draw:layer="layout" draw:type="lines" svg:x1="66cm" svg:y1="103.5cm" svg:x2="85cm" svg:y2="108.5cm" draw:start-shape="id5" draw:start-glue-point="1" draw:end-shape="id60" draw:end-glue-point="3" svg:d="m66000 103500h501l17998 5000h501" svg:viewBox="0 0 19001 5001">
          <text:p/>
        </draw:connector>
        <draw:connector draw:style-name="gr10" draw:text-style-name="P1" draw:layer="layout" draw:type="lines" svg:x1="6cm" svg:y1="93.5cm" svg:x2="13cm" svg:y2="93.433cm" draw:start-shape="id18" draw:start-glue-point="1" draw:end-shape="id23" draw:end-glue-point="3" svg:d="m6000 93500h501l5998-67h501" svg:viewBox="0 0 7001 68">
          <text:p/>
        </draw:connector>
        <draw:connector draw:style-name="gr10" draw:text-style-name="P1" draw:layer="layout" draw:type="lines" svg:x1="6cm" svg:y1="93.5cm" svg:x2="20cm" svg:y2="53.5cm" draw:start-shape="id18" draw:start-glue-point="1" draw:end-shape="id10" draw:end-glue-point="3" svg:d="m6000 93500h501l12998-40000h501" svg:viewBox="0 0 14001 40001">
          <text:p/>
        </draw:connector>
        <draw:connector draw:style-name="gr10" draw:text-style-name="P1" draw:layer="layout" draw:type="lines" svg:x1="36cm" svg:y1="148.5cm" svg:x2="43cm" svg:y2="153.5cm" draw:start-shape="id24" draw:start-glue-point="1" draw:end-shape="id28" draw:end-glue-point="3" svg:d="m36000 148500h501l5998 5000h501" svg:viewBox="0 0 7001 5001">
          <text:p/>
        </draw:connector>
        <draw:frame draw:style-name="gr17" draw:text-style-name="P2" xml:id="id61" draw:id="id61" draw:layer="layout" svg:width="5cm" svg:height="5cm" svg:x="49cm" svg:y="66cm">
          <draw:text-box>
            <text:p><text:span text:style-name="T1">Reentry Tech (120)</text:span></text:p>
            <text:p><text:span text:style-name="T3">DR: 2.5m shield</text:span></text:p>
            <text:p><text:span text:style-name="T3">DR: 3.75m shield</text:span></text:p>
            <text:p><text:span text:style-name="T3">DR: 6.25m shield</text:span></text:p>
            <text:p><text:span text:style-name="T3">DR: 2.5m decoupler</text:span></text:p>
          </draw:text-box>
        </draw:frame>
        <draw:connector draw:style-name="gr10" draw:text-style-name="P1" draw:layer="layout" draw:type="lines" svg:x1="42cm" svg:y1="68.5cm" svg:x2="49cm" svg:y2="68.5cm" draw:start-shape="id59" draw:start-glue-point="1" draw:end-shape="id61" draw:end-glue-point="3" svg:d="m42000 68500h501 5998 501" svg:viewBox="0 0 7001 1">
          <text:p/>
        </draw:connector>
        <draw:connector draw:style-name="gr11" draw:text-style-name="P1" draw:layer="layout" draw:type="lines" svg:x1="4.234cm" svg:y1="20.667cm" svg:x2="9cm" svg:y2="19.5cm" draw:end-shape="id62" svg:d="m4234 20667v0l4265-1167h501" svg:viewBox="0 0 4767 1168">
          <text:p/>
        </draw:connector>
        <draw:connector draw:style-name="gr10" draw:text-style-name="P1" draw:layer="layout" draw:type="lines" svg:x1="4.261cm" svg:y1="17.408cm" svg:x2="9cm" svg:y2="16.5cm" draw:end-shape="id63" svg:d="m4261 17408v0l4238-908h501" svg:viewBox="0 0 4740 909">
          <text:p/>
        </draw:connector>
        <draw:connector draw:style-name="gr11" draw:text-style-name="P1" draw:layer="layout" draw:type="lines" svg:x1="4.234cm" svg:y1="21.279cm" svg:x2="9cm" svg:y2="22.5cm" draw:end-shape="id64" svg:d="m4234 21279v0l4265 1221h501" svg:viewBox="0 0 4767 1222">
          <text:p/>
        </draw:connector>
        <draw:connector draw:style-name="gr10" draw:text-style-name="P1" draw:layer="layout" draw:type="lines" svg:x1="4.512cm" svg:y1="23.396cm" svg:x2="9cm" svg:y2="22.5cm" draw:end-shape="id64" draw:end-glue-point="3" svg:d="m4512 23396v0l3987-896h501" svg:viewBox="0 0 4489 897">
          <text:p/>
        </draw:connector>
        <draw:connector draw:style-name="gr11" draw:text-style-name="P1" draw:layer="layout" draw:type="lines" svg:x1="4.261cm" svg:y1="18.494cm" svg:x2="9cm" svg:y2="19.5cm" draw:end-shape="id62" draw:end-glue-point="3" svg:d="m4261 18494v0l4238 1006h501" svg:viewBox="0 0 4740 1007">
          <text:p/>
        </draw:connector>
        <draw:connector draw:style-name="gr10" draw:text-style-name="P1" draw:layer="layout" draw:type="lines" svg:x1="4.317cm" svg:y1="15.208cm" svg:x2="9cm" svg:y2="16.5cm" draw:end-shape="id63" draw:end-glue-point="3" svg:d="m4317 15208v0l4182 1292h501" svg:viewBox="0 0 4684 1293">
          <text:p/>
        </draw:connector>
        <draw:frame draw:style-name="gr18" draw:text-style-name="P2" xml:id="id65" draw:id="id65" draw:layer="layout" svg:width="5cm" svg:height="5.134cm" svg:x="67cm" svg:y="161cm">
          <draw:text-box>
            <text:p><text:span text:style-name="T1">Winches (360)</text:span></text:p>
          </draw:text-box>
        </draw:frame>
        <draw:connector draw:style-name="gr10" draw:text-style-name="P1" draw:layer="layout" draw:type="lines" svg:x1="54cm" svg:y1="158.567cm" svg:x2="67cm" svg:y2="163.567cm" draw:start-shape="id26" draw:start-glue-point="1" draw:end-shape="id65" draw:end-glue-point="3" svg:d="m54000 158567h501l11998 5000h501" svg:viewBox="0 0 13001 5001">
          <text:p/>
        </draw:connector>
        <draw:connector draw:style-name="gr10" draw:text-style-name="P1" draw:layer="layout" draw:type="lines" svg:x1="66cm" svg:y1="158.5cm" svg:x2="69.5cm" svg:y2="161cm" draw:start-shape="id27" draw:start-glue-point="1" draw:end-shape="id65" draw:end-glue-point="0" svg:d="m66000 158500h501l2999 1999v501" svg:viewBox="0 0 3501 2501">
          <text:p/>
        </draw:connector>
        <draw:frame draw:style-name="gr19" draw:text-style-name="P2" xml:id="id66" draw:id="id66" draw:layer="layout" svg:width="5cm" svg:height="5cm" svg:x="49cm" svg:y="31cm">
          <draw:text-box>
            <text:p><text:span text:style-name="T1">Station Const. (120)</text:span></text:p>
            <text:p><text:span text:style-name="T4">FH: PA330</text:span></text:p>
            <text:p><text:span text:style-name="T4">FH: F.L.A.T</text:span></text:p>
            <text:p><text:span text:style-name="T4">FH: Base Mount</text:span></text:p>
            <text:p><text:span text:style-name="T2"/></text:p>
          </draw:text-box>
        </draw:frame>
        <draw:frame draw:style-name="gr17" draw:text-style-name="P2" xml:id="id67" draw:id="id67" draw:layer="layout" svg:width="5cm" svg:height="5cm" svg:x="60.5cm" svg:y="31cm">
          <draw:text-box>
            <text:p><text:span text:style-name="T1">Station Const. 2 (240)</text:span></text:p>
            <text:p><text:span text:style-name="T4">FH: PA550</text:span></text:p>
            <text:p><text:span text:style-name="T4">FH: Small Centrifuge</text:span></text:p>
            <text:p><text:span text:style-name="T2"/></text:p>
          </draw:text-box>
        </draw:frame>
        <draw:connector draw:style-name="gr10" draw:text-style-name="P1" draw:layer="layout" draw:type="lines" svg:x1="42cm" svg:y1="38.5cm" svg:x2="49cm" svg:y2="33.5cm" draw:start-shape="id34" draw:start-glue-point="1" draw:end-shape="id66" draw:end-glue-point="3" svg:d="m42000 38500h501l5998-5000h501" svg:viewBox="0 0 7001 5001">
          <text:p/>
        </draw:connector>
        <draw:connector draw:style-name="gr10" draw:text-style-name="P1" draw:layer="layout" draw:type="lines" svg:x1="54cm" svg:y1="33.5cm" svg:x2="60.5cm" svg:y2="33.5cm" draw:start-shape="id66" draw:start-glue-point="1" draw:end-shape="id67" draw:end-glue-point="3" svg:d="m54000 33500h501 5498 501" svg:viewBox="0 0 6501 1">
          <text:p/>
        </draw:connector>
        <draw:connector draw:style-name="gr10" draw:text-style-name="P1" draw:layer="layout" draw:type="lines" svg:x1="42cm" svg:y1="88.5cm" svg:x2="73cm" svg:y2="88.5cm" draw:start-shape="id55" draw:start-glue-point="1" draw:end-shape="id22" draw:end-glue-point="3" svg:d="m42000 88500h501 29998 501" svg:viewBox="0 0 31001 1">
          <text:p/>
        </draw:connector>
        <draw:frame draw:style-name="gr20" draw:text-style-name="P4" draw:layer="layout" svg:width="12cm" svg:height="3.083cm" svg:x="9cm" svg:y="24.417cm">
          <draw:text-box>
            <text:p><text:span text:style-name="T8">Red outline indicates Mod tech (only visible if mod parts are installed)</text:span></text:p>
          </draw:text-box>
        </draw:frame>
        <draw:frame draw:style-name="gr16" draw:text-style-name="P5" draw:layer="layout" svg:width="12cm" svg:height="10.635cm" svg:x="9cm" svg:y="28cm">
          <draw:text-box>
            <text:p><text:span text:style-name="T9">Red text indicate mod part</text:span></text:p>
            <text:p><text:span text:style-name="T9"/></text:p>
            <text:p><text:span text:style-name="T9">ICS: Ioncross Crew Support</text:span></text:p>
            <text:p><text:span text:style-name="T9">ER: Engineer Redux</text:span></text:p>
            <text:p><text:span text:style-name="T9">MJ: MechJeb</text:span></text:p>
            <text:p><text:span text:style-name="T9">DR: Deadly Reentry</text:span></text:p>
            <text:p><text:span text:style-name="T9">PF: Procedural Fairings</text:span></text:p>
            <text:p><text:span text:style-name="T9">FH: Flat Habitats</text:span></text:p>
            <text:p><text:span text:style-name="T9">SP: Spaceplane Plus</text:span></text:p>
            <text:p><text:span text:style-name="T9">SS: Station Science</text:span></text:p>
            <text:p><text:span text:style-name="T9">Scan: SCAN sat</text:span></text:p>
          </draw:text-box>
        </draw:frame>
        <draw:frame draw:style-name="gr8" draw:text-style-name="P2" xml:id="id68" draw:id="id68" draw:layer="layout" svg:width="5cm" svg:height="5cm" svg:x="60.5cm" svg:y="41cm">
          <draw:text-box>
            <text:p><text:span text:style-name="T1">Lab Science (240)</text:span></text:p>
            <text:p><text:span text:style-name="T2">Mobile Processing Lab</text:span></text:p>
            <text:p><text:span text:style-name="T4">SS: Spectrometron</text:span></text:p>
            <text:p><text:span text:style-name="T4">SS: Zoology Bay</text:span></text:p>
            <text:p><text:span text:style-name="T4">SS: Kibbal Storage</text:span></text:p>
            <text:p><text:span text:style-name="T4">SS: Kibbal Storage Jr</text:span></text:p>
            <text:p><text:span text:style-name="T4">SS: Creature Comforts</text:span></text:p>
          </draw:text-box>
        </draw:frame>
        <draw:connector draw:style-name="gr10" draw:text-style-name="P1" draw:layer="layout" draw:type="lines" svg:x1="54cm" svg:y1="48.5cm" svg:x2="60.5cm" svg:y2="43.5cm" draw:end-shape="id68" draw:end-glue-point="3" svg:d="m54000 48500v0l5999-5000h501" svg:viewBox="0 0 6501 5001">
          <text:p/>
        </draw:connector>
        <draw:connector draw:style-name="gr10" draw:text-style-name="P1" draw:layer="layout" draw:type="lines" svg:x1="42cm" svg:y1="38.5cm" svg:x2="60.5cm" svg:y2="43.5cm" draw:end-shape="id68" draw:end-glue-point="3" svg:d="m42000 38500v0l17999 5000h501" svg:viewBox="0 0 18501 5001">
          <text:p/>
        </draw:connector>
        <draw:frame draw:style-name="gr8" draw:text-style-name="P2" xml:id="id69" draw:id="id69" draw:layer="layout" svg:width="5cm" svg:height="5cm" svg:x="73cm" svg:y="31cm">
          <draw:text-box>
            <text:p><text:span text:style-name="T1">Actuators (480)</text:span></text:p>
            <text:p><text:span text:style-name="T2">GrapplingDevice</text:span></text:p>
          </draw:text-box>
        </draw:frame>
        <draw:connector draw:style-name="gr10" draw:text-style-name="P1" draw:layer="layout" draw:type="lines" svg:x1="60cm" svg:y1="28.5cm" svg:x2="73cm" svg:y2="33.5cm" draw:start-shape="id30" draw:start-glue-point="1" draw:end-shape="id69" draw:end-glue-point="3" svg:d="m60000 28500h501l11998 5000h501" svg:viewBox="0 0 13001 5001">
          <text:p/>
        </draw:connector>
        <draw:frame draw:style-name="gr8" draw:text-style-name="P2" xml:id="id71" draw:id="id71" draw:layer="layout" svg:width="5cm" svg:height="5cm" svg:x="73cm" svg:y="96cm">
          <draw:text-box>
            <text:p><text:span text:style-name="T1">Very Hvy. Rocket (480)</text:span></text:p>
            <text:p><text:span text:style-name="T2">Size3AdvancedEngine</text:span></text:p>
            <text:p><text:span text:style-name="T2">Size3EngineCluster</text:span></text:p>
            <text:p><text:span text:style-name="T2">S3-7200</text:span></text:p>
            <text:p><text:span text:style-name="T2">Size3Decoupler</text:span></text:p>
            <text:p><text:span text:style-name="T2">ADTP-2-3</text:span></text:p>
            <text:p><text:span text:style-name="T4">PF: fairing 6m upgrade</text:span></text:p>
          </draw:text-box>
        </draw:frame>
        <draw:frame draw:style-name="gr8" draw:text-style-name="P2" xml:id="id70" draw:id="id70" draw:layer="layout" svg:width="5cm" svg:height="5cm" svg:x="79cm" svg:y="101cm">
          <draw:text-box>
            <text:p><text:span text:style-name="T1">Very Hvy. Tank (720)</text:span></text:p>
            <text:p><text:span text:style-name="T2">S3-14400</text:span></text:p>
            <text:p><text:span text:style-name="T2">S3-3600</text:span></text:p>
          </draw:text-box>
        </draw:frame>
        <draw:connector draw:style-name="gr11" draw:text-style-name="P1" draw:layer="layout" draw:type="lines" svg:x1="66cm" svg:y1="103.5cm" svg:x2="79cm" svg:y2="103.5cm" draw:start-shape="id5" draw:start-glue-point="1" draw:end-shape="id70" svg:d="m66000 103500h501 11998 501" svg:viewBox="0 0 13001 1">
          <text:p/>
        </draw:connector>
        <draw:connector draw:style-name="gr11" draw:text-style-name="P1" draw:layer="layout" draw:type="lines" svg:x1="78cm" svg:y1="98.5cm" svg:x2="81.5cm" svg:y2="101cm" draw:start-shape="id71" draw:start-glue-point="1" draw:end-shape="id70" draw:end-glue-point="0" svg:d="m78000 98500h501l2999 1999v501" svg:viewBox="0 0 3501 2501">
          <text:p/>
        </draw:connector>
        <draw:connector draw:style-name="gr10" draw:text-style-name="P1" draw:layer="layout" draw:type="lines" svg:x1="66cm" svg:y1="98.5cm" svg:x2="73cm" svg:y2="98.5cm" draw:start-shape="id57" draw:start-glue-point="1" draw:end-shape="id71" svg:d="m66000 98500h501 5998 501" svg:viewBox="0 0 7001 1">
          <text:p/>
        </draw:connector>
        <draw:connector draw:style-name="gr11" draw:text-style-name="P1" draw:layer="layout" draw:type="lines" svg:x1="84cm" svg:y1="103.5cm" svg:x2="87.5cm" svg:y2="106cm" draw:start-shape="id70" draw:start-glue-point="1" draw:end-shape="id60" draw:end-glue-point="0" svg:d="m84000 103500h501l2999 1999v501" svg:viewBox="0 0 3501 2501">
          <text:p/>
        </draw:connector>
        <draw:connector draw:style-name="gr11" draw:text-style-name="P1" draw:layer="layout" draw:type="lines" svg:x1="42cm" svg:y1="108.5cm" svg:x2="85cm" svg:y2="108.5cm" draw:start-shape="id56" draw:start-glue-point="1" draw:end-shape="id60" draw:end-glue-point="3" svg:d="m42000 108500h501 41998 501" svg:viewBox="0 0 43001 1">
          <text:p/>
        </draw:connector>
        <draw:frame draw:style-name="gr19" draw:text-style-name="P2" xml:id="id51" draw:id="id51" draw:layer="layout" svg:width="5cm" svg:height="5cm" svg:x="97cm" svg:y="41cm">
          <draw:text-box>
            <text:p><text:span text:style-name="T1">Experimental Science (1920)</text:span></text:p>
            <text:p><text:span text:style-name="T4">SS: Eccentric Kuarqs</text:span></text:p>
            <text:p><text:span text:style-name="T4">SS: Kuarq bio-activity</text:span></text:p>
            <text:p><text:span text:style-name="T6"/></text:p>
            <text:p><text:span text:style-name="T2"/></text:p>
            <text:p><text:span text:style-name="T2"/></text:p>
          </draw:text-box>
        </draw:frame>
        <draw:frame draw:style-name="gr8" draw:text-style-name="P2" draw:layer="layout" svg:width="5cm" svg:height="5cm" svg:x="49cm" svg:y="51cm">
          <draw:text-box>
            <text:p><text:span text:style-name="T1">Electrics (120)</text:span></text:p>
            <text:p><text:span text:style-name="T2">Z-400 Battery</text:span></text:p>
            <text:p><text:span text:style-name="T2">OX-STAT Solar Panel</text:span></text:p>
            <text:p><text:span text:style-name="T2">Illuminator Mk1</text:span></text:p>
            <text:p><text:span text:style-name="T2">Illuminator Mk2</text:span></text:p>
            <text:p><text:span text:style-name="T4">ER: 7500 chip</text:span></text:p>
            <text:p><text:span text:style-name="T4">ER: flight chip</text:span></text:p>
            <text:p><text:span text:style-name="T2"/></text:p>
          </draw:text-box>
        </draw:frame>
        <draw:connector draw:style-name="gr10" draw:text-style-name="P1" draw:layer="layout" draw:type="lines" svg:x1="66cm" svg:y1="53.5cm" svg:x2="73cm" svg:y2="58.5cm" draw:start-shape="id37" draw:start-glue-point="1" draw:end-shape="id72" draw:end-glue-point="3" svg:d="m66000 53500h501l5998 5000h501" svg:viewBox="0 0 7001 5001">
          <text:p/>
        </draw:connector>
        <draw:frame draw:style-name="gr19" draw:text-style-name="P2" xml:id="id73" draw:id="id73" draw:layer="layout" svg:width="5cm" svg:height="5cm" svg:x="85cm" svg:y="81cm">
          <draw:text-box>
            <text:p><text:span text:style-name="T1">Experimental. Rockety (960)</text:span></text:p>
            <text:p><text:span text:style-name="T2"/></text:p>
          </draw:text-box>
        </draw:frame>
        <draw:connector draw:style-name="gr10" draw:text-style-name="P1" draw:layer="layout" draw:type="lines" svg:x1="66cm" svg:y1="83.5cm" svg:x2="85cm" svg:y2="83.5cm" draw:start-shape="id21" draw:end-shape="id73" draw:end-glue-point="3" svg:d="m66000 83500h501 17998 501" svg:viewBox="0 0 19001 1">
          <text:p/>
        </draw:connector>
        <draw:frame draw:style-name="gr19" draw:text-style-name="P2" xml:id="id74" draw:id="id74" draw:layer="layout" svg:width="5cm" svg:height="5cm" svg:x="85cm" svg:y="126cm">
          <draw:text-box>
            <text:p><text:span text:style-name="T1">Experimental Aero (960)</text:span></text:p>
            <text:p><text:span text:style-name="T4"/></text:p>
          </draw:text-box>
        </draw:frame>
        <draw:connector draw:style-name="gr10" draw:text-style-name="P1" draw:layer="layout" draw:type="lines" svg:x1="78cm" svg:y1="128.5cm" svg:x2="85cm" svg:y2="128.5cm" draw:start-shape="id14" draw:start-glue-point="1" draw:end-shape="id74" draw:end-glue-point="3" svg:d="m78000 128500h501 5998 501" svg:viewBox="0 0 7001 1">
          <text:p/>
        </draw:connector>
        <draw:frame draw:style-name="gr21" draw:text-style-name="P2" draw:layer="layout" svg:width="5cm" svg:height="5cm" svg:x="42cm" svg:y="121cm">
          <draw:text-box>
            <text:p><text:span text:style-name="T1">Aerodynamics cntd.</text:span></text:p>
            <text:p><text:span text:style-name="T4">SP: wing connect B-E</text:span></text:p>
          </draw:text-box>
        </draw:frame>
        <draw:frame draw:style-name="gr21" draw:text-style-name="P2" draw:layer="layout" svg:width="5cm" svg:height="5cm" svg:x="54cm" svg:y="126cm">
          <draw:text-box>
            <text:p><text:span text:style-name="T1">Adv. Aero <text:s/>cntd.</text:span></text:p>
            <text:p><text:span text:style-name="T4">SP: mk2 cargo S</text:span></text:p>
            <text:p><text:span text:style-name="T4">SP: fuselage short</text:span></text:p>
            <text:p><text:span text:style-name="T4">SP: fuselage short LFO</text:span></text:p>
            <text:p><text:span text:style-name="T4">SP: struct Wing A-D</text:span></text:p>
          </draw:text-box>
        </draw:frame>
        <draw:frame draw:style-name="gr21" draw:text-style-name="P2" draw:layer="layout" svg:width="5cm" svg:height="5cm" svg:x="66cm" svg:y="116cm">
          <draw:text-box>
            <text:p><text:span text:style-name="T1">Supersonic Flt cntd.</text:span></text:p>
            <text:p><text:span text:style-name="T4">SP: fuselage long LFO</text:span></text:p>
            <text:p><text:span text:style-name="T4">SP: Delta wing small</text:span></text:p>
          </draw:text-box>
        </draw:frame>
        <draw:frame draw:style-name="gr19" draw:text-style-name="P2" xml:id="id75" draw:id="id75" draw:layer="layout" svg:width="5cm" svg:height="5cm" svg:x="73cm" svg:y="36cm">
          <draw:text-box>
            <text:p><text:span text:style-name="T1">Adv Lab Science (480)</text:span></text:p>
            <text:p><text:span text:style-name="T4"/></text:p>
            <text:p><text:span text:style-name="T6"/></text:p>
            <text:p><text:span text:style-name="T2"/></text:p>
            <text:p><text:span text:style-name="T2"/></text:p>
          </draw:text-box>
        </draw:frame>
        <draw:connector draw:style-name="gr10" draw:text-style-name="P1" draw:layer="layout" draw:type="lines" svg:x1="65.5cm" svg:y1="43.5cm" svg:x2="73cm" svg:y2="38.5cm" draw:start-shape="id68" draw:start-glue-point="1" draw:end-shape="id75" draw:end-glue-point="3" svg:d="m65500 43500h501l6498-5000h501" svg:viewBox="0 0 7501 5001">
          <text:p/>
        </draw:connector>
        <draw:frame draw:style-name="gr19" draw:text-style-name="P2" xml:id="id76" draw:id="id76" draw:layer="layout" svg:width="5cm" svg:height="5cm" svg:x="85cm" svg:y="56cm">
          <draw:text-box>
            <text:p><text:span text:style-name="T1">Experimental Electrics (960)</text:span></text:p>
            <text:p><text:span text:style-name="T6"/></text:p>
            <text:p><text:span text:style-name="T2"/></text:p>
            <text:p><text:span text:style-name="T2"/></text:p>
          </draw:text-box>
        </draw:frame>
        <draw:connector draw:style-name="gr10" draw:text-style-name="P1" draw:layer="layout" draw:type="lines" svg:x1="78cm" svg:y1="53.5cm" svg:x2="85cm" svg:y2="58.5cm" draw:start-shape="id38" draw:start-glue-point="1" draw:end-shape="id76" draw:end-glue-point="3" svg:d="m78000 53500h501l5998 5000h501" svg:viewBox="0 0 7001 5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Icely</meta:initial-creator>
    <meta:creation-date>2013-10-21T16:51:52.70</meta:creation-date>
    <dc:date>2014-08-10T13:32:57.223000000</dc:date>
    <meta:editing-duration>P1DT13H21M52S</meta:editing-duration>
    <meta:editing-cycles>89</meta:editing-cycles>
    <meta:generator>LibreOffice/4.1.4.2$Windows_x86 LibreOffice_project/0a0440ccc0227ad9829de5f46be37cfb6edcf72</meta:generator>
    <meta:document-statistic meta:object-count="192"/>
  </office:meta>
</office:document-meta>
</file>